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8.698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TL_20_Metadata">
      <style:table-cell-properties fo:padding="0.071cm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padding="0.071cm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TL_20_Data">
      <style:table-cell-properties style:diagonal-bl-tr="none" style:diagonal-tl-br="none" fo:border="none" fo:padding="0.071cm" style:rotation-align="none"/>
    </style:style>
    <style:style style:name="ce31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8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11" table:default-cell-style-name="ce6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192cm" svg:height="2.673cm" svg:x="5.059cm" svg:y="0.052cm" draw:caption-point-x="-0.427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UTRECHT. VIERDE GEDEELTE. INDEELING DER BEVOLKING NAAR DE BEROEPEN.</text:p>
          </table:table-cell>
          <table:table-cell table:style-name="ce11" table:number-columns-repeated="12"/>
          <table:table-cell table:style-name="ce34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 table:style-name="Default"/>
          <table:table-cell table:style-name="ce19" office:value-type="string" calcext:value-type="string" table:number-columns-spanned="2" table:number-rows-spanned="1">
            <text:p>Beneden de 10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0 en 11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2 tot en met 15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6 jaren en daarboven</text:p>
          </table:table-cell>
          <table:covered-table-cell table:style-name="ce26"/>
          <table:table-cell table:style-name="ce33" office:value-type="string" calcext:value-type="string" table:number-columns-spanned="3" table:number-rows-spanned="2">
            <text:p>TOTAAL</text:p>
          </table:table-cell>
          <table:covered-table-cell table:style-name="ce26"/>
          <table:covered-table-cell table:style-name="ce33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9 en 1838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7 tot en met 1834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7"/>
          <table:covered-table-cell table:style-name="ce13"/>
          <table:table-cell table:number-columns-repeated="1010"/>
        </table:table-row>
        <table:table-row table:style-name="ro4">
          <table:covered-table-cell table:style-name="ce5"/>
          <table:covered-table-cell table:style-name="ce14"/>
          <table:table-cell table:style-name="Default"/>
          <table:table-cell table:style-name="ce20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35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DE STAD UTRECHT.</text:p>
          </table:table-cell>
          <table:table-cell table:style-name="ce15" office:value-type="string" calcext:value-type="string">
            <text:p>Aannemers</text:p>
          </table:table-cell>
          <table:table-cell table:style-name="Default"/>
          <table:table-cell table:style-name="ce21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6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8" calcext:value-type="float">
            <text:p>138</text:p>
          </table:table-cell>
          <table:table-cell table:style-name="ce30"/>
          <table:table-cell table:style-name="ce30" office:value-type="float" office:value="138" calcext:value-type="float">
            <text:p>138</text:p>
          </table:table-cell>
          <table:table-cell table:style-name="ce30"/>
          <table:table-cell table:style-name="ce37" office:value-type="float" office:value="138" calcext:value-type="float">
            <text:p>1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1016" calcext:value-type="float">
            <text:p>1,0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53" calcext:value-type="float">
            <text:p>153</text:p>
          </table:table-cell>
          <table:table-cell table:style-name="ce30"/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ik-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581" calcext:value-type="float">
            <text:p>5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65" calcext:value-type="float">
            <office:annotation draw:style-name="gr1" draw:text-style-name="P1" svg:width="3.58cm" svg:height="1.957cm" svg:x="18.318cm" svg:y="15.478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65.</text:span></text:p>
              <text:p text:style-name="P1"><text:span text:style-name="T2"/></text:p>
            </office:annotation>
            <text:p>65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/>
          <table:table-cell table:style-name="ce37" office:value-type="float" office:value="81" calcext:value-type="float">
            <text:p>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13" calcext:value-type="float">
            <text:p>113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7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32" calcext:value-type="float">
            <text:p>432</text:p>
          </table:table-cell>
          <table:table-cell table:style-name="ce31" office:value-type="float" office:value="2514" calcext:value-type="float">
            <text:p>2,514</text:p>
          </table:table-cell>
          <table:table-cell table:style-name="ce30" office:value-type="float" office:value="440" calcext:value-type="float">
            <text:p>440</text:p>
          </table:table-cell>
          <table:table-cell table:style-name="ce31" office:value-type="float" office:value="2576" calcext:value-type="float">
            <text:p>2,576</text:p>
          </table:table-cell>
          <table:table-cell table:style-name="ce38" office:value-type="float" office:value="3016" calcext:value-type="float">
            <text:p>3,0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4" calcext:value-type="float">
            <text:p>1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41" calcext:value-type="float">
            <text:p>4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89" calcext:value-type="float">
            <text:p>189</text:p>
          </table:table-cell>
          <table:table-cell table:style-name="ce37" office:value-type="float" office:value="305" calcext:value-type="float">
            <text:p>3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191" calcext:value-type="float">
            <text:p>191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37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28" calcext:value-type="float">
            <text:p>6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82" calcext:value-type="float">
            <text:p>182</text:p>
          </table:table-cell>
          <table:table-cell table:style-name="ce37" office:value-type="float" office:value="402" calcext:value-type="float">
            <text:p>4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7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407" calcext:value-type="float">
            <text:p>4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/>
          <table:table-cell table:style-name="ce30" office:value-type="float" office:value="163" calcext:value-type="float">
            <text:p>163</text:p>
          </table:table-cell>
          <table:table-cell table:style-name="ce30"/>
          <table:table-cell table:style-name="ce37" office:value-type="float" office:value="163" calcext:value-type="float">
            <text:p>1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322" calcext:value-type="float">
            <text:p>322</text:p>
          </table:table-cell>
          <table:table-cell table:style-name="ce30"/>
          <table:table-cell table:style-name="ce30" office:value-type="float" office:value="337" calcext:value-type="float">
            <text:p>337</text:p>
          </table:table-cell>
          <table:table-cell table:style-name="ce30"/>
          <table:table-cell table:style-name="ce37" office:value-type="float" office:value="337" calcext:value-type="float">
            <text:p>3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14" calcext:value-type="float">
            <text:p>2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62" calcext:value-type="float">
            <text:p>362</text:p>
          </table:table-cell>
          <table:table-cell table:style-name="ce30"/>
          <table:table-cell table:style-name="ce30" office:value-type="float" office:value="365" calcext:value-type="float">
            <text:p>365</text:p>
          </table:table-cell>
          <table:table-cell table:style-name="ce30"/>
          <table:table-cell table:style-name="ce37" office:value-type="float" office:value="365" calcext:value-type="float">
            <text:p>36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31" office:value-type="float" office:value="2085" calcext:value-type="float">
            <text:p>2,085</text:p>
          </table:table-cell>
          <table:table-cell table:style-name="ce30"/>
          <table:table-cell table:style-name="ce31" office:value-type="float" office:value="2235" calcext:value-type="float">
            <text:p>2,235</text:p>
          </table:table-cell>
          <table:table-cell table:style-name="ce38" office:value-type="float" office:value="2235" calcext:value-type="float">
            <text:p>2,2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olitie (dir, commiss, agenten van), marc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152" calcext:value-type="float">
            <text:p>1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/>
          <table:table-cell table:style-name="ce37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07" calcext:value-type="float">
            <text:p>2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471" calcext:value-type="float">
            <text:p>471</text:p>
          </table:table-cell>
          <table:table-cell table:style-name="ce30"/>
          <table:table-cell table:style-name="ce30" office:value-type="float" office:value="512" calcext:value-type="float">
            <text:p>512</text:p>
          </table:table-cell>
          <table:table-cell table:style-name="ce30"/>
          <table:table-cell table:style-name="ce37" office:value-type="float" office:value="512" calcext:value-type="float">
            <text:p>5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1125" calcext:value-type="float">
            <text:p>1,125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5" calcext:value-type="float">
            <text:p>35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1752" calcext:value-type="float">
            <text:p>1,752</text:p>
          </table:table-cell>
          <table:table-cell table:style-name="ce38" office:value-type="float" office:value="3896" calcext:value-type="float">
            <text:p>3,8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88" calcext:value-type="float">
            <text:p>38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7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14" calcext:value-type="float">
            <text:p>314</text:p>
          </table:table-cell>
          <table:table-cell table:style-name="ce30"/>
          <table:table-cell table:style-name="ce30" office:value-type="float" office:value="314" calcext:value-type="float">
            <text:p>314</text:p>
          </table:table-cell>
          <table:table-cell table:style-name="ce30"/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7" office:value-type="float" office:value="201" calcext:value-type="float">
            <text:p>20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53" calcext:value-type="float">
            <text:p>6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urf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o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30" office:value-type="float" office:value="223" calcext:value-type="float">
            <text:p>223</text:p>
          </table:table-cell>
          <table:table-cell table:style-name="ce30"/>
          <table:table-cell table:style-name="ce37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3681" calcext:value-type="float">
            <text:p>3,681</text:p>
          </table:table-cell>
          <table:table-cell table:style-name="ce31" office:value-type="float" office:value="3905" calcext:value-type="float">
            <text:p>3,905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773" calcext:value-type="float">
            <text:p>773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1" office:value-type="float" office:value="1917" calcext:value-type="float">
            <text:p>1,917</text:p>
          </table:table-cell>
          <table:table-cell table:style-name="ce31" office:value-type="float" office:value="12120" calcext:value-type="float">
            <text:p>12,120</text:p>
          </table:table-cell>
          <table:table-cell table:style-name="ce31" office:value-type="float" office:value="6713" calcext:value-type="float">
            <text:p>6,713</text:p>
          </table:table-cell>
          <table:table-cell table:style-name="ce30" office:value-type="string" calcext:value-type="string">
            <text:p>17.8</text:p>
          </table:table-cell>
          <table:table-cell table:style-name="ce38" office:value-type="float" office:value="24513" calcext:value-type="float">
            <text:p>24,5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4858" calcext:value-type="float">
            <text:p>4,858</text:p>
          </table:table-cell>
          <table:table-cell table:style-name="ce31" office:value-type="float" office:value="4852" calcext:value-type="float">
            <text:p>4,852</text:p>
          </table:table-cell>
          <table:table-cell table:style-name="ce30" office:value-type="float" office:value="936" calcext:value-type="float">
            <text:p>936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1874" calcext:value-type="float">
            <text:p>1,874</text:p>
          </table:table-cell>
          <table:table-cell table:style-name="ce31" office:value-type="float" office:value="1911" calcext:value-type="float">
            <text:p>1,911</text:p>
          </table:table-cell>
          <table:table-cell table:style-name="ce31" office:value-type="float" office:value="14204" calcext:value-type="float">
            <text:p>14,204</text:p>
          </table:table-cell>
          <table:table-cell table:style-name="ce31" office:value-type="float" office:value="18110" calcext:value-type="float">
            <text:p>18,110</text:p>
          </table:table-cell>
          <table:table-cell table:style-name="ce31" office:value-type="float" office:value="21872" calcext:value-type="float">
            <text:p>21,872</text:p>
          </table:table-cell>
          <table:table-cell table:style-name="ce31" office:value-type="float" office:value="25909" calcext:value-type="float">
            <text:p>25,909</text:p>
          </table:table-cell>
          <table:table-cell table:style-name="ce38" office:value-type="float" office:value="47781" calcext:value-type="float">
            <text:p>47,7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195" calcext:value-type="float">
            <text:p>2,195</text:p>
          </table:table-cell>
          <table:table-cell table:style-name="ce30" office:value-type="float" office:value="36" calcext:value-type="float">
            <text:p>36</text:p>
          </table:table-cell>
          <table:table-cell table:style-name="ce31" office:value-type="float" office:value="2279" calcext:value-type="float">
            <text:p>2,279</text:p>
          </table:table-cell>
          <table:table-cell table:style-name="ce30" office:value-type="float" office:value="39" calcext:value-type="float">
            <text:p>39</text:p>
          </table:table-cell>
          <table:table-cell table:style-name="ce38" office:value-type="float" office:value="2318" calcext:value-type="float">
            <text:p>2,3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/>
          <table:table-cell table:style-name="ce37" office:value-type="float" office:value="166" calcext:value-type="float">
            <text:p>1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ik-,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658" calcext:value-type="float">
            <text:p>6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7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uwmeesters, civiel ingeni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451" calcext:value-type="float">
            <text:p>4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483" calcext:value-type="float">
            <text:p>483</text:p>
          </table:table-cell>
          <table:table-cell table:style-name="ce31" office:value-type="float" office:value="3280" calcext:value-type="float">
            <text:p>3,280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string" calcext:value-type="string">
            <text:p>3.406/1</text:p>
          </table:table-cell>
          <table:table-cell table:style-name="ce38" office:value-type="float" office:value="3903" calcext:value-type="float">
            <text:p>3,9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68" calcext:value-type="float">
            <text:p>1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110" calcext:value-type="float">
            <text:p>1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54" calcext:value-type="float">
            <text:p>5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244" calcext:value-type="float">
            <text:p>244</text:p>
          </table:table-cell>
          <table:table-cell table:style-name="ce37" office:value-type="float" office:value="390" calcext:value-type="float">
            <text:p>3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07" calcext:value-type="float">
            <text:p>207</text:p>
          </table:table-cell>
          <table:table-cell table:style-name="ce30"/>
          <table:table-cell table:style-name="ce30" office:value-type="float" office:value="234" calcext:value-type="float">
            <text:p>234</text:p>
          </table:table-cell>
          <table:table-cell table:style-name="ce30"/>
          <table:table-cell table:style-name="ce37" office:value-type="float" office:value="234" calcext:value-type="float">
            <text:p>2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41" calcext:value-type="float">
            <text:p>8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88" calcext:value-type="float">
            <text:p>288</text:p>
          </table:table-cell>
          <table:table-cell table:style-name="ce37" office:value-type="float" office:value="648" calcext:value-type="float">
            <text:p>6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556" calcext:value-type="float">
            <text:p>5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18" calcext:value-type="float">
            <text:p>2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194" calcext:value-type="float">
            <text:p>1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240" calcext:value-type="float">
            <text:p>2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04" calcext:value-type="float">
            <text:p>30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664" calcext:value-type="float">
            <text:p>664</text:p>
          </table:table-cell>
          <table:table-cell table:style-name="ce30"/>
          <table:table-cell table:style-name="ce30" office:value-type="float" office:value="683" calcext:value-type="float">
            <text:p>683</text:p>
          </table:table-cell>
          <table:table-cell table:style-name="ce30"/>
          <table:table-cell table:style-name="ce37" office:value-type="float" office:value="683" calcext:value-type="float">
            <text:p>6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03" calcext:value-type="float">
            <text:p>2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t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169" calcext:value-type="float">
            <text:p>169</text:p>
          </table:table-cell>
          <table:table-cell table:style-name="ce37" office:value-type="float" office:value="1130" calcext:value-type="float">
            <text:p>11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83" calcext:value-type="float">
            <text:p>483</text:p>
          </table:table-cell>
          <table:table-cell table:style-name="ce30"/>
          <table:table-cell table:style-name="ce30" office:value-type="float" office:value="490" calcext:value-type="float">
            <text:p>490</text:p>
          </table:table-cell>
          <table:table-cell table:style-name="ce30"/>
          <table:table-cell table:style-name="ce37" office:value-type="float" office:value="490" calcext:value-type="float">
            <text:p>4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175" calcext:value-type="float">
            <text:p>175</text:p>
          </table:table-cell>
          <table:table-cell table:style-name="ce30"/>
          <table:table-cell table:style-name="ce31" office:value-type="float" office:value="2676" calcext:value-type="float">
            <text:p>2,676</text:p>
          </table:table-cell>
          <table:table-cell table:style-name="ce30"/>
          <table:table-cell table:style-name="ce31" office:value-type="float" office:value="2876" calcext:value-type="float">
            <text:p>2,876</text:p>
          </table:table-cell>
          <table:table-cell table:style-name="ce38" office:value-type="float" office:value="2876" calcext:value-type="float">
            <text:p>2,8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k-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0" office:value-type="float" office:value="222" calcext:value-type="float">
            <text:p>222</text:p>
          </table:table-cell>
          <table:table-cell table:style-name="ce30"/>
          <table:table-cell table:style-name="ce37" office:value-type="float" office:value="222" calcext:value-type="float">
            <text:p>2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07" calcext:value-type="float">
            <text:p>5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749" calcext:value-type="float">
            <text:p>7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1804" calcext:value-type="float">
            <text:p>1,804</text:p>
          </table:table-cell>
          <table:table-cell table:style-name="ce31" office:value-type="float" office:value="1442" calcext:value-type="float">
            <text:p>1,442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1" calcext:value-type="float">
            <text:p>51</text:p>
          </table:table-cell>
          <table:table-cell table:style-name="ce31" office:value-type="float" office:value="3341" calcext:value-type="float">
            <text:p>3,341</text:p>
          </table:table-cell>
          <table:table-cell table:style-name="ce31" office:value-type="float" office:value="2699" calcext:value-type="float">
            <text:p>2,699</text:p>
          </table:table-cell>
          <table:table-cell table:style-name="ce38" office:value-type="float" office:value="6040" calcext:value-type="float">
            <text:p>6,0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96" calcext:value-type="float">
            <text:p>4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792" calcext:value-type="float">
            <text:p>7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16" calcext:value-type="float">
            <text:p>316</text:p>
          </table:table-cell>
          <table:table-cell table:style-name="ce30"/>
          <table:table-cell table:style-name="ce30" office:value-type="float" office:value="316" calcext:value-type="float">
            <text:p>316</text:p>
          </table:table-cell>
          <table:table-cell table:style-name="ce30"/>
          <table:table-cell table:style-name="ce37" office:value-type="float" office:value="316" calcext:value-type="float">
            <text:p>3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162" calcext:value-type="float">
            <text:p>162</text:p>
          </table:table-cell>
          <table:table-cell table:style-name="ce30"/>
          <table:table-cell table:style-name="ce30" office:value-type="float" office:value="215" calcext:value-type="float">
            <text:p>215</text:p>
          </table:table-cell>
          <table:table-cell table:style-name="ce30"/>
          <table:table-cell table:style-name="ce37" office:value-type="float" office:value="215" calcext:value-type="float">
            <text:p>2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47" calcext:value-type="float">
            <text:p>1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283" calcext:value-type="float">
            <text:p>2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97" calcext:value-type="float">
            <text:p>8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172" calcext:value-type="float">
            <text:p>1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06" calcext:value-type="float">
            <text:p>2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10" calcext:value-type="float">
            <text:p>3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7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5519" calcext:value-type="float">
            <text:p>5,519</text:p>
          </table:table-cell>
          <table:table-cell table:style-name="ce31" office:value-type="float" office:value="5769" calcext:value-type="float">
            <text:p>5,76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810" calcext:value-type="float">
            <text:p>810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1835" calcext:value-type="float">
            <text:p>1,835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1" office:value-type="float" office:value="17913" calcext:value-type="float">
            <text:p>17,913</text:p>
          </table:table-cell>
          <table:table-cell table:style-name="ce31" office:value-type="float" office:value="9902" calcext:value-type="float">
            <text:p>9,902</text:p>
          </table:table-cell>
          <table:table-cell table:style-name="ce31" office:value-type="float" office:value="26327" calcext:value-type="float">
            <text:p>26,327</text:p>
          </table:table-cell>
          <table:table-cell table:style-name="ce38" office:value-type="float" office:value="36229" calcext:value-type="float">
            <text:p>36,2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7402" calcext:value-type="float">
            <text:p>7,402</text:p>
          </table:table-cell>
          <table:table-cell table:style-name="ce31" office:value-type="float" office:value="7302" calcext:value-type="float">
            <text:p>7,302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1" office:value-type="float" office:value="2976" calcext:value-type="float">
            <text:p>2,976</text:p>
          </table:table-cell>
          <table:table-cell table:style-name="ce31" office:value-type="float" office:value="2897" calcext:value-type="float">
            <text:p>2,897</text:p>
          </table:table-cell>
          <table:table-cell table:style-name="ce31" office:value-type="float" office:value="21336" calcext:value-type="float">
            <text:p>21,336</text:p>
          </table:table-cell>
          <table:table-cell table:style-name="ce31" office:value-type="float" office:value="26130" calcext:value-type="float">
            <text:p>26,130</text:p>
          </table:table-cell>
          <table:table-cell table:style-name="ce31" office:value-type="float" office:value="33184" calcext:value-type="float">
            <text:p>33,184</text:p>
          </table:table-cell>
          <table:table-cell table:style-name="ce31" office:value-type="float" office:value="37883" calcext:value-type="float">
            <text:p>37,883</text:p>
          </table:table-cell>
          <table:table-cell table:style-name="ce38" office:value-type="float" office:value="71067" calcext:value-type="float">
            <text:p>71,0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office:annotation draw:style-name="gr1" draw:text-style-name="P1" svg:width="3.58cm" svg:height="1.957cm" svg:x="18.318cm" svg:y="270.51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9. Dit moet zijn 18.</text:span></text:p>
              <text:p text:style-name="P1"><text:span text:style-name="T2"/></text:p>
            </office:annotation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6496" calcext:value-type="float">
            <text:p>6,496</text:p>
          </table:table-cell>
          <table:table-cell table:style-name="ce30" office:value-type="float" office:value="894" calcext:value-type="float">
            <text:p>894</text:p>
          </table:table-cell>
          <table:table-cell table:style-name="ce31" office:value-type="float" office:value="6731" calcext:value-type="float">
            <text:p>6,731</text:p>
          </table:table-cell>
          <table:table-cell table:style-name="ce30" office:value-type="float" office:value="909" calcext:value-type="float">
            <text:p>909</text:p>
          </table:table-cell>
          <table:table-cell table:style-name="ce38" office:value-type="float" office:value="7640" calcext:value-type="float">
            <text:p>7,6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ik-, en plee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98" calcext:value-type="float">
            <text:p>49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uwmeesters, civiel ingeni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anders en stokers van siroop, likeuren, sterke drank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364" calcext:value-type="float">
            <text:p>3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4" calcext:value-type="float">
            <text:p>1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05" calcext:value-type="float">
            <text:p>305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string" calcext:value-type="string">
            <text:p>2.329/1</text:p>
          </table:table-cell>
          <table:table-cell table:style-name="ce38" office:value-type="float" office:value="2664" calcext:value-type="float">
            <text:p>2,6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office:annotation draw:style-name="gr1" draw:text-style-name="P1" svg:width="3.58cm" svg:height="1.957cm" svg:x="18.318cm" svg:y="293cm" draw:caption-point-x="11.342cm" draw:caption-point-y="1.358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5.</text:span></text:p>
              <text:p text:style-name="P1"><text:span text:style-name="T2"/></text:p>
            </office:annotation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66" calcext:value-type="float">
            <text:p>6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58" calcext:value-type="float">
            <text:p>158</text:p>
          </table:table-cell>
          <table:table-cell table:style-name="ce37" office:value-type="float" office:value="276" calcext:value-type="float">
            <text:p>2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41" calcext:value-type="float">
            <text:p>3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52" calcext:value-type="float">
            <text:p>4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6" calcext:value-type="float">
            <text:p>166</text:p>
          </table:table-cell>
          <table:table-cell table:style-name="ce37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92" calcext:value-type="float">
            <text:p>192</text:p>
          </table:table-cell>
          <table:table-cell table:style-name="ce30"/>
          <table:table-cell table:style-name="ce30" office:value-type="float" office:value="200" calcext:value-type="float">
            <text:p>200</text:p>
          </table:table-cell>
          <table:table-cell table:style-name="ce30"/>
          <table:table-cell table:style-name="ce37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03" calcext:value-type="float">
            <text:p>3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8" calcext:value-type="float">
            <text:p>1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 table:style-name="Default"/>
          <table:table-cell table:style-name="ce22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05" calcext:value-type="float">
            <text:p>1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27" calcext:value-type="float">
            <text:p>1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41" calcext:value-type="float">
            <text:p>141</text:p>
          </table:table-cell>
          <table:table-cell table:style-name="ce31" office:value-type="float" office:value="6731" calcext:value-type="float">
            <text:p>6,731</text:p>
          </table:table-cell>
          <table:table-cell table:style-name="ce31" office:value-type="float" office:value="2581" calcext:value-type="float">
            <text:p>2,581</text:p>
          </table:table-cell>
          <table:table-cell table:style-name="ce31" office:value-type="float" office:value="7055" calcext:value-type="float">
            <text:p>7,055</text:p>
          </table:table-cell>
          <table:table-cell table:style-name="ce31" office:value-type="float" office:value="2732" calcext:value-type="float">
            <text:p>2,732</text:p>
          </table:table-cell>
          <table:table-cell table:style-name="ce38" office:value-type="float" office:value="9787" calcext:value-type="float">
            <text:p>9,7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79" calcext:value-type="float">
            <text:p>479</text:p>
          </table:table-cell>
          <table:table-cell table:style-name="ce37" office:value-type="float" office:value="491" calcext:value-type="float">
            <text:p>49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78" calcext:value-type="float">
            <text:p>3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8" office:value-type="float" office:value="1043" calcext:value-type="float">
            <text:p>1,0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float" office:value="905" calcext:value-type="float">
            <text:p>9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7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44" calcext:value-type="float">
            <text:p>2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u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ep-, blok-, mast- en zeilmakers, refactiemeesters, scheepsloopers, takelaa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64" calcext:value-type="float">
            <text:p>2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618" calcext:value-type="float">
            <text:p>6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453" calcext:value-type="float">
            <text:p>4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2613" calcext:value-type="float">
            <text:p>2,613</text:p>
          </table:table-cell>
          <table:table-cell table:style-name="ce31" office:value-type="float" office:value="2199" calcext:value-type="float">
            <text:p>2,199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4282" calcext:value-type="float">
            <text:p>4,282</text:p>
          </table:table-cell>
          <table:table-cell table:style-name="ce31" office:value-type="float" office:value="3526" calcext:value-type="float">
            <text:p>3,526</text:p>
          </table:table-cell>
          <table:table-cell table:style-name="ce38" office:value-type="float" office:value="7808" calcext:value-type="float">
            <text:p>7,8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55" calcext:value-type="float">
            <text:p>2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221" calcext:value-type="float">
            <text:p>221</text:p>
          </table:table-cell>
          <table:table-cell table:style-name="ce37" office:value-type="float" office:value="354" calcext:value-type="float">
            <text:p>3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2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67" calcext:value-type="float">
            <text:p>1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81" calcext:value-type="float">
            <text:p>8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85" calcext:value-type="float">
            <text:p>2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2" calcext:value-type="float">
            <text:p>242</text:p>
          </table:table-cell>
          <table:table-cell table:style-name="ce30"/>
          <table:table-cell table:style-name="ce30" office:value-type="float" office:value="274" calcext:value-type="float">
            <text:p>274</text:p>
          </table:table-cell>
          <table:table-cell table:style-name="ce30"/>
          <table:table-cell table:style-name="ce37" office:value-type="float" office:value="274" calcext:value-type="float">
            <text:p>27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33" calcext:value-type="float">
            <text:p>1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5" calcext:value-type="float">
            <text:p>1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gelverkoopers, kool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6390" calcext:value-type="float">
            <text:p>6,390</text:p>
          </table:table-cell>
          <table:table-cell table:style-name="ce31" office:value-type="float" office:value="6619" calcext:value-type="float">
            <text:p>6,619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871" calcext:value-type="float">
            <text:p>871</text:p>
          </table:table-cell>
          <table:table-cell table:style-name="ce31" office:value-type="float" office:value="1634" calcext:value-type="float">
            <text:p>1,634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1" office:value-type="float" office:value="2012" calcext:value-type="float">
            <text:p>2,012</text:p>
          </table:table-cell>
          <table:table-cell table:style-name="ce31" office:value-type="float" office:value="16486" calcext:value-type="float">
            <text:p>16,486</text:p>
          </table:table-cell>
          <table:table-cell table:style-name="ce31" office:value-type="float" office:value="10746" calcext:value-type="float">
            <text:p>10,746</text:p>
          </table:table-cell>
          <table:table-cell table:style-name="ce31" office:value-type="float" office:value="26357" calcext:value-type="float">
            <text:p>26,357</text:p>
          </table:table-cell>
          <table:table-cell table:style-name="ce38" office:value-type="float" office:value="37103" calcext:value-type="float">
            <text:p>37,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9093" calcext:value-type="float">
            <text:p>9,093</text:p>
          </table:table-cell>
          <table:table-cell table:style-name="ce31" office:value-type="float" office:value="8889" calcext:value-type="float">
            <text:p>8,889</text:p>
          </table:table-cell>
          <table:table-cell table:style-name="ce31" office:value-type="float" office:value="1813" calcext:value-type="float">
            <text:p>1,813</text:p>
          </table:table-cell>
          <table:table-cell table:style-name="ce31" office:value-type="float" office:value="1731" calcext:value-type="float">
            <text:p>1,731</text:p>
          </table:table-cell>
          <table:table-cell table:style-name="ce31" office:value-type="float" office:value="3336" calcext:value-type="float">
            <text:p>3,336</text:p>
          </table:table-cell>
          <table:table-cell table:style-name="ce31" office:value-type="float" office:value="3388" calcext:value-type="float">
            <text:p>3,388</text:p>
          </table:table-cell>
          <table:table-cell table:style-name="ce31" office:value-type="float" office:value="25366" calcext:value-type="float">
            <text:p>25,366</text:p>
          </table:table-cell>
          <table:table-cell table:style-name="ce31" office:value-type="float" office:value="24696" calcext:value-type="float">
            <text:p>24,696</text:p>
          </table:table-cell>
          <table:table-cell table:style-name="ce31" office:value-type="float" office:value="39608" calcext:value-type="float">
            <text:p>39,608</text:p>
          </table:table-cell>
          <table:table-cell table:style-name="ce31" office:value-type="float" office:value="38705" calcext:value-type="float">
            <text:p>38,705</text:p>
          </table:table-cell>
          <table:table-cell table:style-name="ce38" office:value-type="float" office:value="78313" calcext:value-type="float">
            <text:p>78,3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62" calcext:value-type="float">
            <text:p>2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37" office:value-type="float" office:value="154" calcext:value-type="float">
            <text:p>1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16" calcext:value-type="float">
            <text:p>16</text:p>
          </table:table-cell>
          <table:table-cell table:style-name="ce31" office:value-type="float" office:value="8691" calcext:value-type="float">
            <text:p>8,691</text:p>
          </table:table-cell>
          <table:table-cell table:style-name="ce30" office:value-type="float" office:value="930" calcext:value-type="float">
            <text:p>930</text:p>
          </table:table-cell>
          <table:table-cell table:style-name="ce31" office:value-type="float" office:value="9010" calcext:value-type="float">
            <text:p>9,010</text:p>
          </table:table-cell>
          <table:table-cell table:style-name="ce30" office:value-type="float" office:value="948" calcext:value-type="float">
            <text:p>948</text:p>
          </table:table-cell>
          <table:table-cell table:style-name="ce38" office:value-type="float" office:value="9958" calcext:value-type="float">
            <text:p>9,9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ruik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1" calcext:value-type="float">
            <text:p>1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9" calcext:value-type="float">
            <text:p>1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7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189" calcext:value-type="float">
            <text:p>1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121" calcext:value-type="float">
            <text:p>121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0" office:value-type="float" office:value="127" calcext:value-type="float">
            <text:p>127</text:p>
          </table:table-cell>
          <table:table-cell table:style-name="ce38" office:value-type="float" office:value="1156" calcext:value-type="float">
            <text:p>1,1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/>
          <table:table-cell table:style-name="ce37" office:value-type="float" office:value="96" calcext:value-type="float">
            <text:p>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7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815" calcext:value-type="float">
            <text:p>8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788" calcext:value-type="float">
            <text:p>788</text:p>
          </table:table-cell>
          <table:table-cell table:style-name="ce31" office:value-type="float" office:value="5481" calcext:value-type="float">
            <text:p>5,481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string" calcext:value-type="string">
            <text:p>5.735/1</text:p>
          </table:table-cell>
          <table:table-cell table:style-name="ce38" office:value-type="float" office:value="6567" calcext:value-type="float">
            <text:p>6,5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29" calcext:value-type="float">
            <text:p>2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7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121" calcext:value-type="float">
            <text:p>1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85" calcext:value-type="float">
            <text:p>1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n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24" calcext:value-type="float">
            <text:p>2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80" calcext:value-type="float">
            <text:p>1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120" calcext:value-type="float">
            <text:p>120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666" calcext:value-type="float">
            <text:p>6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77" calcext:value-type="float">
            <text:p>3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67" calcext:value-type="float">
            <text:p>2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338" calcext:value-type="float">
            <text:p>3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1" office:value-type="float" office:value="1195" calcext:value-type="float">
            <text:p>1,195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293" calcext:value-type="float">
            <text:p>1,2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54" calcext:value-type="float">
            <text:p>454</text:p>
          </table:table-cell>
          <table:table-cell table:style-name="ce38" office:value-type="float" office:value="1020" calcext:value-type="float">
            <text:p>1,0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7" office:value-type="float" office:value="76" calcext:value-type="float">
            <text:p>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79" calcext:value-type="float">
            <text:p>2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1" calcext:value-type="float">
            <text:p>1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859" calcext:value-type="float">
            <text:p>8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82" calcext:value-type="float">
            <text:p>18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58" calcext:value-type="float">
            <text:p>2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7" office:value-type="float" office:value="90" calcext:value-type="float">
            <text:p>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lbaz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5" calcext:value-type="float">
            <text:p>165</text:p>
          </table:table-cell>
          <table:table-cell table:style-name="ce37" office:value-type="float" office:value="409" calcext:value-type="float">
            <text:p>40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13" calcext:value-type="float">
            <text:p>3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673" calcext:value-type="float">
            <text:p>673</text:p>
          </table:table-cell>
          <table:table-cell table:style-name="ce30"/>
          <table:table-cell table:style-name="ce30" office:value-type="float" office:value="693" calcext:value-type="float">
            <text:p>693</text:p>
          </table:table-cell>
          <table:table-cell table:style-name="ce30"/>
          <table:table-cell table:style-name="ce37" office:value-type="float" office:value="693" calcext:value-type="float">
            <text:p>6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30" calcext:value-type="float">
            <text:p>3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v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145" calcext:value-type="float">
            <text:p>145</text:p>
          </table:table-cell>
          <table:table-cell table:style-name="ce31" office:value-type="float" office:value="7634" calcext:value-type="float">
            <text:p>7,634</text:p>
          </table:table-cell>
          <table:table-cell table:style-name="ce31" office:value-type="float" office:value="2743" calcext:value-type="float">
            <text:p>2,743</text:p>
          </table:table-cell>
          <table:table-cell table:style-name="ce31" office:value-type="float" office:value="8016" calcext:value-type="float">
            <text:p>8,016</text:p>
          </table:table-cell>
          <table:table-cell table:style-name="ce31" office:value-type="float" office:value="2901" calcext:value-type="float">
            <text:p>2,901</text:p>
          </table:table-cell>
          <table:table-cell table:style-name="ce38" office:value-type="float" office:value="10917" calcext:value-type="float">
            <text:p>10,9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 kooplied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 werklieden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548" calcext:value-type="float">
            <text:p>548</text:p>
          </table:table-cell>
          <table:table-cell table:style-name="ce37" office:value-type="float" office:value="636" calcext:value-type="float">
            <text:p>6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126" calcext:value-type="float">
            <text:p>1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68" calcext:value-type="float">
            <text:p>8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3583" calcext:value-type="float">
            <text:p>3,58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.91</text:p>
          </table:table-cell>
          <table:table-cell table:style-name="ce38" office:value-type="float" office:value="3919" calcext:value-type="float">
            <text:p>3,9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442" calcext:value-type="float">
            <text:p>4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222" calcext:value-type="float">
            <text:p>222</text:p>
          </table:table-cell>
          <table:table-cell table:style-name="ce37" office:value-type="float" office:value="927" calcext:value-type="float">
            <text:p>9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315" calcext:value-type="float">
            <text:p>3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87" calcext:value-type="float">
            <text:p>187</text:p>
          </table:table-cell>
          <table:table-cell table:style-name="ce30"/>
          <table:table-cell table:style-name="ce30" office:value-type="float" office:value="187" calcext:value-type="float">
            <text:p>187</text:p>
          </table:table-cell>
          <table:table-cell table:style-name="ce30"/>
          <table:table-cell table:style-name="ce37" office:value-type="float" office:value="187" calcext:value-type="float">
            <text:p>1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66" calcext:value-type="float">
            <text:p>4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9" calcext:value-type="float">
            <text:p>1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71" calcext:value-type="float">
            <text:p>7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932" calcext:value-type="float">
            <text:p>9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1" office:value-type="float" office:value="1092" calcext:value-type="float">
            <text:p>1,092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202" calcext:value-type="float">
            <text:p>1,2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4417" calcext:value-type="float">
            <text:p>4,417</text:p>
          </table:table-cell>
          <table:table-cell table:style-name="ce31" office:value-type="float" office:value="3641" calcext:value-type="float">
            <text:p>3,641</text:p>
          </table:table-cell>
          <table:table-cell table:style-name="ce31" office:value-type="float" office:value="1785" calcext:value-type="float">
            <text:p>1,785</text:p>
          </table:table-cell>
          <table:table-cell table:style-name="ce31" office:value-type="float" office:value="1429" calcext:value-type="float">
            <text:p>1,429</text:p>
          </table:table-cell>
          <table:table-cell table:style-name="ce31" office:value-type="float" office:value="1328" calcext:value-type="float">
            <text:p>1,328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5" calcext:value-type="float">
            <text:p>75</text:p>
          </table:table-cell>
          <table:table-cell table:style-name="ce31" office:value-type="float" office:value="7623" calcext:value-type="float">
            <text:p>7,623</text:p>
          </table:table-cell>
          <table:table-cell table:style-name="ce31" office:value-type="float" office:value="6225" calcext:value-type="float">
            <text:p>6,225</text:p>
          </table:table-cell>
          <table:table-cell table:style-name="ce38" office:value-type="float" office:value="13848" calcext:value-type="float">
            <text:p>13,8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7"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751" calcext:value-type="float">
            <text:p>7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378" calcext:value-type="float">
            <text:p>378</text:p>
          </table:table-cell>
          <table:table-cell table:style-name="ce38" office:value-type="float" office:value="1146" calcext:value-type="float">
            <text:p>1,1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7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19" calcext:value-type="float">
            <text:p>319</text:p>
          </table:table-cell>
          <table:table-cell table:style-name="ce30"/>
          <table:table-cell table:style-name="ce30" office:value-type="float" office:value="319" calcext:value-type="float">
            <text:p>319</text:p>
          </table:table-cell>
          <table:table-cell table:style-name="ce30"/>
          <table:table-cell table:style-name="ce37" office:value-type="float" office:value="319" calcext:value-type="float">
            <text:p>3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/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284" calcext:value-type="float">
            <text:p>28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31" office:value-type="float" office:value="1660" calcext:value-type="float">
            <text:p>1,660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1771" calcext:value-type="float">
            <text:p>1,771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1778" calcext:value-type="float">
            <text:p>1,7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4" calcext:value-type="float">
            <text:p>1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63" calcext:value-type="float">
            <text:p>263</text:p>
          </table:table-cell>
          <table:table-cell table:style-name="ce30"/>
          <table:table-cell table:style-name="ce30" office:value-type="float" office:value="295" calcext:value-type="float">
            <text:p>295</text:p>
          </table:table-cell>
          <table:table-cell table:style-name="ce30"/>
          <table:table-cell table:style-name="ce37" office:value-type="float" office:value="295" calcext:value-type="float">
            <text:p>2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339" calcext:value-type="float">
            <text:p>3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65" calcext:value-type="float">
            <text:p>46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11909" calcext:value-type="float">
            <text:p>11,909</text:p>
          </table:table-cell>
          <table:table-cell table:style-name="ce31" office:value-type="float" office:value="12388" calcext:value-type="float">
            <text:p>12,388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681" calcext:value-type="float">
            <text:p>1,681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1" office:value-type="float" office:value="4216" calcext:value-type="float">
            <text:p>4,216</text:p>
          </table:table-cell>
          <table:table-cell table:style-name="ce31" office:value-type="float" office:value="4643" calcext:value-type="float">
            <text:p>4,643</text:p>
          </table:table-cell>
          <table:table-cell table:style-name="ce31" office:value-type="float" office:value="34399" calcext:value-type="float">
            <text:p>34,399</text:p>
          </table:table-cell>
          <table:table-cell table:style-name="ce31" office:value-type="float" office:value="20648" calcext:value-type="float">
            <text:p>20,648</text:p>
          </table:table-cell>
          <table:table-cell table:style-name="ce31" office:value-type="float" office:value="52684" calcext:value-type="float">
            <text:p>52,684</text:p>
          </table:table-cell>
          <table:table-cell table:style-name="ce38" office:value-type="float" office:value="73332" calcext:value-type="float">
            <text:p>73,3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24" office:value-type="float" office:value="16495" calcext:value-type="float">
            <text:p>16,495</text:p>
          </table:table-cell>
          <table:table-cell table:style-name="ce32" office:value-type="float" office:value="16191" calcext:value-type="float">
            <text:p>16,191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6312" calcext:value-type="float">
            <text:p>6,312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46702" calcext:value-type="float">
            <text:p>46,702</text:p>
          </table:table-cell>
          <table:table-cell table:style-name="ce32" office:value-type="float" office:value="50826" calcext:value-type="float">
            <text:p>50,826</text:p>
          </table:table-cell>
          <table:table-cell table:style-name="ce32" office:value-type="float" office:value="72792" calcext:value-type="float">
            <text:p>72,792</text:p>
          </table:table-cell>
          <table:table-cell table:style-name="ce32" office:value-type="float" office:value="76588" calcext:value-type="float">
            <text:p>76,588</text:p>
          </table:table-cell>
          <table:table-cell table:style-name="ce39" office:value-type="float" office:value="149380" calcext:value-type="float">
            <text:p>149,380</text:p>
          </table:table-cell>
          <table:table-cell table:number-columns-repeated="1010"/>
        </table:table-row>
        <table:table-row table:style-name="ro5" table:number-rows-repeated="52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5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25" table:number-columns-repeated="5"/>
          <table:table-cell table:style-name="Default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12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2"/>
          <table:table-cell table:number-columns-repeated="26"/>
          <table:table-cell table:style-name="ce25" table:number-columns-repeated="2"/>
          <table:table-cell table:number-columns-repeated="983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25" table:number-columns-repeated="5"/>
          <table:table-cell table:style-name="Default" table:number-columns-repeated="2"/>
          <table:table-cell table:number-columns-repeated="10"/>
          <table:table-cell table:style-name="ce25" table:number-columns-repeated="2"/>
          <table:table-cell table:number-columns-repeated="14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2"/>
          <table:table-cell table:number-columns-repeated="51"/>
          <table:table-cell table:style-name="ce25"/>
          <table:table-cell table:number-columns-repeated="95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2"/>
          <table:table-cell table:number-columns-repeated="27"/>
          <table:table-cell table:style-name="ce25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10"/>
          <table:table-cell table:number-columns-repeated="1020"/>
        </table:table-row>
        <table:table-row table:style-name="ro5" table:number-rows-repeated="10472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12" table:number-columns-repeated="2" table:default-cell-style-name="Default"/>
        <table:table-column table:style-name="co13" table:default-cell-style-name="ce6"/>
        <table:table-column table:style-name="co1" table:default-cell-style-name="ce6"/>
        <table:table-column table:style-name="co12" table:number-columns-repeated="1020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2" table:number-columns-repeated="3"/>
          <table:table-cell table:number-columns-repeated="1021"/>
        </table:table-row>
        <table:table-row table:style-name="ro5">
          <table:table-cell table:style-name="ce40" office:value-type="string" calcext:value-type="string">
            <text:p>Editregel</text:p>
          </table:table-cell>
          <table:table-cell table:style-name="ce40" office:value-type="string" calcext:value-type="string">
            <text:p>Deel telling</text:p>
          </table:table-cell>
          <table:table-cell table:style-name="ce40" office:value-type="string" calcext:value-type="string">
            <text:p>Rolnummer</text:p>
          </table:table-cell>
          <table:table-cell table:style-name="ce40" office:value-type="string" calcext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41" table:number-columns-repeated="13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2" office:value-type="float" office:value="24961" calcext:value-type="float">
            <text:p>249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1" calcext:value-type="float">
            <text:p>380508003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2" calcext:value-type="float">
            <text:p>249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2" calcext:value-type="float">
            <text:p>3805080038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3" calcext:value-type="float">
            <text:p>249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3" calcext:value-type="float">
            <text:p>3805080038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4" calcext:value-type="float">
            <text:p>249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4" calcext:value-type="float">
            <text:p>3805080038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5" calcext:value-type="float">
            <text:p>249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5" calcext:value-type="float">
            <text:p>3805080038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6" calcext:value-type="float">
            <text:p>249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6" calcext:value-type="float">
            <text:p>3805080038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7" calcext:value-type="float">
            <text:p>249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7" calcext:value-type="float">
            <text:p>3805080038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8" calcext:value-type="float">
            <text:p>249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8" calcext:value-type="float">
            <text:p>3805080038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69" calcext:value-type="float">
            <text:p>249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09" calcext:value-type="float">
            <text:p>3805080038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0" calcext:value-type="float">
            <text:p>249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0" calcext:value-type="float">
            <text:p>3805080038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1" calcext:value-type="float">
            <text:p>249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1" calcext:value-type="float">
            <text:p>3805080038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2" calcext:value-type="float">
            <text:p>249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2" calcext:value-type="float">
            <text:p>3805080038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3" calcext:value-type="float">
            <text:p>249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3" calcext:value-type="float">
            <text:p>3805080038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4" calcext:value-type="float">
            <text:p>249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4" calcext:value-type="float">
            <text:p>3805080038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5" calcext:value-type="float">
            <text:p>249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5" calcext:value-type="float">
            <text:p>3805080038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6" calcext:value-type="float">
            <text:p>249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6" calcext:value-type="float">
            <text:p>3805080038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7" calcext:value-type="float">
            <text:p>249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7" calcext:value-type="float">
            <text:p>3805080038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8" calcext:value-type="float">
            <text:p>249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8" calcext:value-type="float">
            <text:p>3805080038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79" calcext:value-type="float">
            <text:p>249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19" calcext:value-type="float">
            <text:p>3805080038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0" calcext:value-type="float">
            <text:p>249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0" calcext:value-type="float">
            <text:p>3805080038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1" calcext:value-type="float">
            <text:p>249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1" calcext:value-type="float">
            <text:p>3805080038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2" calcext:value-type="float">
            <text:p>249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2" calcext:value-type="float">
            <text:p>3805080038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3" calcext:value-type="float">
            <text:p>249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3" calcext:value-type="float">
            <text:p>3805080038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4" calcext:value-type="float">
            <text:p>249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4" calcext:value-type="float">
            <text:p>3805080038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5" calcext:value-type="float">
            <text:p>249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5" calcext:value-type="float">
            <text:p>3805080038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6" calcext:value-type="float">
            <text:p>249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6" calcext:value-type="float">
            <text:p>3805080038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7" calcext:value-type="float">
            <text:p>249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7" calcext:value-type="float">
            <text:p>3805080038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8" calcext:value-type="float">
            <text:p>249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8" calcext:value-type="float">
            <text:p>3805080038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89" calcext:value-type="float">
            <text:p>249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29" calcext:value-type="float">
            <text:p>3805080038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0" calcext:value-type="float">
            <text:p>249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0" calcext:value-type="float">
            <text:p>3805080038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1" calcext:value-type="float">
            <text:p>249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1" calcext:value-type="float">
            <text:p>3805080038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2" calcext:value-type="float">
            <text:p>249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2" calcext:value-type="float">
            <text:p>3805080038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3" calcext:value-type="float">
            <text:p>249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3" calcext:value-type="float">
            <text:p>3805080038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4" calcext:value-type="float">
            <text:p>249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4" calcext:value-type="float">
            <text:p>3805080038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5" calcext:value-type="float">
            <text:p>249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5" calcext:value-type="float">
            <text:p>3805080038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6" calcext:value-type="float">
            <text:p>249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6" calcext:value-type="float">
            <text:p>3805080038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7" calcext:value-type="float">
            <text:p>249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7" calcext:value-type="float">
            <text:p>3805080038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8" calcext:value-type="float">
            <text:p>249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8" calcext:value-type="float">
            <text:p>3805080038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4999" calcext:value-type="float">
            <text:p>249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39" calcext:value-type="float">
            <text:p>3805080038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0" calcext:value-type="float">
            <text:p>250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0" calcext:value-type="float">
            <text:p>3805080038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TL_20_Metadata" table:number-columns-repeated="3"/>
          <table:table-cell table:style-name="ce6" office:value-type="string" calcext:value-type="string">
            <text:p>Bronfout in kolom 8 (vrouwen van 16 jaar en ouder). De gedrukte bron geeft 5. Dit moet zijn 0; Kolom 10 (totaal aantal vrouwen). De gedrukte bron geeft 5. Dit moet zijn 0; Kolom 11( het totaal).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2" office:value-type="float" office:value="25001" calcext:value-type="float">
            <text:p>250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1" calcext:value-type="float">
            <text:p>3805080038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TL_20_Metadata" table:number-columns-repeated="3"/>
          <table:table-cell table:style-name="ce6" office:value-type="string" calcext:value-type="string">
            <text:p>Bronfout in kolom 8 (vrouwen van 16 jaar en ouder). De gedrukte bron geeft 2. Dit moet zijn 7; Kolom 10 (totaal aantal vrouwen). De gedrukte bron geeft 2. Dit moet zijn 7; Kolom 11( het totaal). De gedrukte bron geeft 284. Dit moet zijn 289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2" office:value-type="float" office:value="25002" calcext:value-type="float">
            <text:p>250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2" calcext:value-type="float">
            <text:p>3805080038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3" calcext:value-type="float">
            <text:p>250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3" calcext:value-type="float">
            <text:p>3805080038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4" calcext:value-type="float">
            <text:p>250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4" calcext:value-type="float">
            <text:p>3805080038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5" calcext:value-type="float">
            <text:p>250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5" calcext:value-type="float">
            <text:p>3805080038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6" calcext:value-type="float">
            <text:p>250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6" calcext:value-type="float">
            <text:p>3805080038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7" calcext:value-type="float">
            <text:p>250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7" calcext:value-type="float">
            <text:p>3805080038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8" calcext:value-type="float">
            <text:p>250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8" calcext:value-type="float">
            <text:p>3805080038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09" calcext:value-type="float">
            <text:p>250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49" calcext:value-type="float">
            <text:p>3805080038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0" calcext:value-type="float">
            <text:p>250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50" calcext:value-type="float">
            <text:p>3805080038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1" calcext:value-type="float">
            <text:p>250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51" calcext:value-type="float">
            <text:p>3805080038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2" calcext:value-type="float">
            <text:p>250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52" calcext:value-type="float">
            <text:p>3805080038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3" calcext:value-type="float">
            <text:p>250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801053" calcext:value-type="float">
            <text:p>3805080038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4" calcext:value-type="float">
            <text:p>250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1" calcext:value-type="float">
            <text:p>3805080039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5" calcext:value-type="float">
            <text:p>250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2" calcext:value-type="float">
            <text:p>3805080039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6" calcext:value-type="float">
            <text:p>250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3" calcext:value-type="float">
            <text:p>3805080039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7" calcext:value-type="float">
            <text:p>250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4" calcext:value-type="float">
            <text:p>3805080039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8" calcext:value-type="float">
            <text:p>250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5" calcext:value-type="float">
            <text:p>3805080039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19" calcext:value-type="float">
            <text:p>250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6" calcext:value-type="float">
            <text:p>3805080039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0" calcext:value-type="float">
            <text:p>250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7" calcext:value-type="float">
            <text:p>3805080039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1" calcext:value-type="float">
            <text:p>250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8" calcext:value-type="float">
            <text:p>3805080039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2" calcext:value-type="float">
            <text:p>250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09" calcext:value-type="float">
            <text:p>3805080039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3" calcext:value-type="float">
            <text:p>250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0" calcext:value-type="float">
            <text:p>3805080039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4" calcext:value-type="float">
            <text:p>250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1" calcext:value-type="float">
            <text:p>3805080039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5" calcext:value-type="float">
            <text:p>250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2" calcext:value-type="float">
            <text:p>3805080039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6" calcext:value-type="float">
            <text:p>250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3" calcext:value-type="float">
            <text:p>3805080039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7" calcext:value-type="float">
            <text:p>250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4" calcext:value-type="float">
            <text:p>3805080039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8" calcext:value-type="float">
            <text:p>250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5" calcext:value-type="float">
            <text:p>3805080039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29" calcext:value-type="float">
            <text:p>250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6" calcext:value-type="float">
            <text:p>3805080039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0" calcext:value-type="float">
            <text:p>250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7" calcext:value-type="float">
            <text:p>3805080039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1" calcext:value-type="float">
            <text:p>250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8" calcext:value-type="float">
            <text:p>3805080039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2" calcext:value-type="float">
            <text:p>250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19" calcext:value-type="float">
            <text:p>3805080039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3" calcext:value-type="float">
            <text:p>250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0" calcext:value-type="float">
            <text:p>3805080039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4" calcext:value-type="float">
            <text:p>250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1" calcext:value-type="float">
            <text:p>3805080039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5" calcext:value-type="float">
            <text:p>250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2" calcext:value-type="float">
            <text:p>3805080039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6" calcext:value-type="float">
            <text:p>250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3" calcext:value-type="float">
            <text:p>3805080039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7" calcext:value-type="float">
            <text:p>250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4" calcext:value-type="float">
            <text:p>3805080039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8" calcext:value-type="float">
            <text:p>250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5" calcext:value-type="float">
            <text:p>3805080039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39" calcext:value-type="float">
            <text:p>250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6" calcext:value-type="float">
            <text:p>3805080039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0" calcext:value-type="float">
            <text:p>250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7" calcext:value-type="float">
            <text:p>3805080039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1" calcext:value-type="float">
            <text:p>250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8" calcext:value-type="float">
            <text:p>3805080039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2" calcext:value-type="float">
            <text:p>250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29" calcext:value-type="float">
            <text:p>3805080039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3" calcext:value-type="float">
            <text:p>250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0" calcext:value-type="float">
            <text:p>3805080039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4" calcext:value-type="float">
            <text:p>250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1" calcext:value-type="float">
            <text:p>3805080039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5" calcext:value-type="float">
            <text:p>250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2" calcext:value-type="float">
            <text:p>3805080039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6" calcext:value-type="float">
            <text:p>250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3" calcext:value-type="float">
            <text:p>3805080039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7" calcext:value-type="float">
            <text:p>250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4" calcext:value-type="float">
            <text:p>3805080039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8" calcext:value-type="float">
            <text:p>250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5" calcext:value-type="float">
            <text:p>3805080039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49" calcext:value-type="float">
            <text:p>250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6" calcext:value-type="float">
            <text:p>3805080039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0" calcext:value-type="float">
            <text:p>250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7" calcext:value-type="float">
            <text:p>3805080039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1" calcext:value-type="float">
            <text:p>250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8" calcext:value-type="float">
            <text:p>3805080039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2" calcext:value-type="float">
            <text:p>250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39" calcext:value-type="float">
            <text:p>3805080039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3" calcext:value-type="float">
            <text:p>250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0" calcext:value-type="float">
            <text:p>3805080039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4" calcext:value-type="float">
            <text:p>250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1" calcext:value-type="float">
            <text:p>3805080039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5" calcext:value-type="float">
            <text:p>250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2" calcext:value-type="float">
            <text:p>3805080039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6" calcext:value-type="float">
            <text:p>250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3" calcext:value-type="float">
            <text:p>3805080039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7" calcext:value-type="float">
            <text:p>250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4" calcext:value-type="float">
            <text:p>3805080039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8" calcext:value-type="float">
            <text:p>250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5" calcext:value-type="float">
            <text:p>3805080039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59" calcext:value-type="float">
            <text:p>250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6" calcext:value-type="float">
            <text:p>3805080039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0" calcext:value-type="float">
            <text:p>250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7" calcext:value-type="float">
            <text:p>3805080039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1" calcext:value-type="float">
            <text:p>250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8" calcext:value-type="float">
            <text:p>3805080039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2" calcext:value-type="float">
            <text:p>250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49" calcext:value-type="float">
            <text:p>3805080039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3" calcext:value-type="float">
            <text:p>250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50" calcext:value-type="float">
            <text:p>3805080039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4" calcext:value-type="float">
            <text:p>250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8003901051" calcext:value-type="float">
            <text:p>3805080039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5" calcext:value-type="float">
            <text:p>250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1" calcext:value-type="float">
            <text:p>380509004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6" calcext:value-type="float">
            <text:p>250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2" calcext:value-type="float">
            <text:p>3805090040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7" calcext:value-type="float">
            <text:p>250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3" calcext:value-type="float">
            <text:p>3805090040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8" calcext:value-type="float">
            <text:p>250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4" calcext:value-type="float">
            <text:p>3805090040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69" calcext:value-type="float">
            <text:p>250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5" calcext:value-type="float">
            <text:p>3805090040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0" calcext:value-type="float">
            <text:p>250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6" calcext:value-type="float">
            <text:p>3805090040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1" calcext:value-type="float">
            <text:p>250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7" calcext:value-type="float">
            <text:p>3805090040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2" calcext:value-type="float">
            <text:p>250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8" calcext:value-type="float">
            <text:p>3805090040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3" calcext:value-type="float">
            <text:p>250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09" calcext:value-type="float">
            <text:p>3805090040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4" calcext:value-type="float">
            <text:p>250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0" calcext:value-type="float">
            <text:p>3805090040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5" calcext:value-type="float">
            <text:p>250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1" calcext:value-type="float">
            <text:p>3805090040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6" calcext:value-type="float">
            <text:p>250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2" calcext:value-type="float">
            <text:p>3805090040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7" calcext:value-type="float">
            <text:p>250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3" calcext:value-type="float">
            <text:p>3805090040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8" calcext:value-type="float">
            <text:p>250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4" calcext:value-type="float">
            <text:p>3805090040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79" calcext:value-type="float">
            <text:p>250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5" calcext:value-type="float">
            <text:p>3805090040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0" calcext:value-type="float">
            <text:p>250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6" calcext:value-type="float">
            <text:p>3805090040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1" calcext:value-type="float">
            <text:p>250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7" calcext:value-type="float">
            <text:p>3805090040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2" calcext:value-type="float">
            <text:p>250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8" calcext:value-type="float">
            <text:p>3805090040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3" calcext:value-type="float">
            <text:p>250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19" calcext:value-type="float">
            <text:p>3805090040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4" calcext:value-type="float">
            <text:p>250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0" calcext:value-type="float">
            <text:p>3805090040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5" calcext:value-type="float">
            <text:p>250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1" calcext:value-type="float">
            <text:p>3805090040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6" calcext:value-type="float">
            <text:p>250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2" calcext:value-type="float">
            <text:p>3805090040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7" calcext:value-type="float">
            <text:p>250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3" calcext:value-type="float">
            <text:p>3805090040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8" calcext:value-type="float">
            <text:p>250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4" calcext:value-type="float">
            <text:p>3805090040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89" calcext:value-type="float">
            <text:p>250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5" calcext:value-type="float">
            <text:p>3805090040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0" calcext:value-type="float">
            <text:p>250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6" calcext:value-type="float">
            <text:p>3805090040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1" calcext:value-type="float">
            <text:p>250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7" calcext:value-type="float">
            <text:p>3805090040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2" calcext:value-type="float">
            <text:p>250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8" calcext:value-type="float">
            <text:p>3805090040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3" calcext:value-type="float">
            <text:p>250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29" calcext:value-type="float">
            <text:p>3805090040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4" calcext:value-type="float">
            <text:p>250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0" calcext:value-type="float">
            <text:p>3805090040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5" calcext:value-type="float">
            <text:p>250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1" calcext:value-type="float">
            <text:p>3805090040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6" calcext:value-type="float">
            <text:p>250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2" calcext:value-type="float">
            <text:p>3805090040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7" calcext:value-type="float">
            <text:p>250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3" calcext:value-type="float">
            <text:p>3805090040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8" calcext:value-type="float">
            <text:p>250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4" calcext:value-type="float">
            <text:p>3805090040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099" calcext:value-type="float">
            <text:p>250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5" calcext:value-type="float">
            <text:p>3805090040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0" calcext:value-type="float">
            <text:p>251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6" calcext:value-type="float">
            <text:p>3805090040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1" calcext:value-type="float">
            <text:p>251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7" calcext:value-type="float">
            <text:p>3805090040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2" calcext:value-type="float">
            <text:p>251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8" calcext:value-type="float">
            <text:p>3805090040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3" calcext:value-type="float">
            <text:p>251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39" calcext:value-type="float">
            <text:p>3805090040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4" calcext:value-type="float">
            <text:p>251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0" calcext:value-type="float">
            <text:p>3805090040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5" calcext:value-type="float">
            <text:p>251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1" calcext:value-type="float">
            <text:p>3805090040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6" calcext:value-type="float">
            <text:p>251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2" calcext:value-type="float">
            <text:p>3805090040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7" calcext:value-type="float">
            <text:p>251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3" calcext:value-type="float">
            <text:p>3805090040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8" calcext:value-type="float">
            <text:p>251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4" calcext:value-type="float">
            <text:p>3805090040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09" calcext:value-type="float">
            <text:p>251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5" calcext:value-type="float">
            <text:p>3805090040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0" calcext:value-type="float">
            <text:p>251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6" calcext:value-type="float">
            <text:p>3805090040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1" calcext:value-type="float">
            <text:p>251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7" calcext:value-type="float">
            <text:p>3805090040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2" calcext:value-type="float">
            <text:p>251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8" calcext:value-type="float">
            <text:p>3805090040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3" calcext:value-type="float">
            <text:p>251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49" calcext:value-type="float">
            <text:p>3805090040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4" calcext:value-type="float">
            <text:p>251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50" calcext:value-type="float">
            <text:p>3805090040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5" calcext:value-type="float">
            <text:p>251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51" calcext:value-type="float">
            <text:p>3805090040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6" calcext:value-type="float">
            <text:p>251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52" calcext:value-type="float">
            <text:p>3805090040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7" calcext:value-type="float">
            <text:p>251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001053" calcext:value-type="float">
            <text:p>3805090040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8" calcext:value-type="float">
            <text:p>251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1" calcext:value-type="float">
            <text:p>380509004101001</text:p>
          </table:table-cell>
          <table:table-cell table:style-name="TL_20_Metadata" office:value-type="string" calcext:value-type="string">
            <text:p>3805090041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19" calcext:value-type="float">
            <text:p>251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2" calcext:value-type="float">
            <text:p>3805090041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0" calcext:value-type="float">
            <text:p>251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3" calcext:value-type="float">
            <text:p>3805090041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1" calcext:value-type="float">
            <text:p>251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4" calcext:value-type="float">
            <text:p>3805090041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2" calcext:value-type="float">
            <text:p>251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5" calcext:value-type="float">
            <text:p>3805090041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3" calcext:value-type="float">
            <text:p>251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6" calcext:value-type="float">
            <text:p>3805090041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4" calcext:value-type="float">
            <text:p>251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7" calcext:value-type="float">
            <text:p>3805090041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5" calcext:value-type="float">
            <text:p>251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8" calcext:value-type="float">
            <text:p>3805090041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6" calcext:value-type="float">
            <text:p>251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09" calcext:value-type="float">
            <text:p>3805090041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7" calcext:value-type="float">
            <text:p>251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0" calcext:value-type="float">
            <text:p>3805090041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8" calcext:value-type="float">
            <text:p>251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1" calcext:value-type="float">
            <text:p>3805090041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29" calcext:value-type="float">
            <text:p>251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2" calcext:value-type="float">
            <text:p>3805090041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0" calcext:value-type="float">
            <text:p>251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3" calcext:value-type="float">
            <text:p>3805090041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1" calcext:value-type="float">
            <text:p>251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4" calcext:value-type="float">
            <text:p>3805090041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2" calcext:value-type="float">
            <text:p>251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5" calcext:value-type="float">
            <text:p>3805090041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3" calcext:value-type="float">
            <text:p>251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6" calcext:value-type="float">
            <text:p>3805090041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4" calcext:value-type="float">
            <text:p>251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7" calcext:value-type="float">
            <text:p>3805090041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5" calcext:value-type="float">
            <text:p>251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8" calcext:value-type="float">
            <text:p>3805090041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6" calcext:value-type="float">
            <text:p>251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19" calcext:value-type="float">
            <text:p>3805090041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7" calcext:value-type="float">
            <text:p>251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0" calcext:value-type="float">
            <text:p>3805090041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8" calcext:value-type="float">
            <text:p>251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1" calcext:value-type="float">
            <text:p>3805090041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39" calcext:value-type="float">
            <text:p>251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2" calcext:value-type="float">
            <text:p>3805090041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0" calcext:value-type="float">
            <text:p>251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3" calcext:value-type="float">
            <text:p>3805090041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1" calcext:value-type="float">
            <text:p>251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4" calcext:value-type="float">
            <text:p>380509004101024</text:p>
          </table:table-cell>
          <table:table-cell table:style-name="TL_20_Metadata" office:value-type="string" calcext:value-type="string">
            <text:p>3805090041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2" calcext:value-type="float">
            <text:p>251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5" calcext:value-type="float">
            <text:p>3805090041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3" calcext:value-type="float">
            <text:p>251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6" calcext:value-type="float">
            <text:p>380509004101026</text:p>
          </table:table-cell>
          <table:table-cell table:style-name="TL_20_Metadata" office:value-type="string" calcext:value-type="string">
            <text:p>3805090041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4" calcext:value-type="float">
            <text:p>251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7" calcext:value-type="float">
            <text:p>3805090041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5" calcext:value-type="float">
            <text:p>251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8" calcext:value-type="float">
            <text:p>3805090041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6" calcext:value-type="float">
            <text:p>251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29" calcext:value-type="float">
            <text:p>3805090041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7" calcext:value-type="float">
            <text:p>251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0" calcext:value-type="float">
            <text:p>3805090041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8" calcext:value-type="float">
            <text:p>251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1" calcext:value-type="float">
            <text:p>3805090041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49" calcext:value-type="float">
            <text:p>251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2" calcext:value-type="float">
            <text:p>3805090041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0" calcext:value-type="float">
            <text:p>251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3" calcext:value-type="float">
            <text:p>3805090041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1" calcext:value-type="float">
            <text:p>251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4" calcext:value-type="float">
            <text:p>3805090041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2" calcext:value-type="float">
            <text:p>251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5" calcext:value-type="float">
            <text:p>3805090041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3" calcext:value-type="float">
            <text:p>251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6" calcext:value-type="float">
            <text:p>3805090041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4" calcext:value-type="float">
            <text:p>251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7" calcext:value-type="float">
            <text:p>3805090041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5" calcext:value-type="float">
            <text:p>251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8" calcext:value-type="float">
            <text:p>3805090041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6" calcext:value-type="float">
            <text:p>251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39" calcext:value-type="float">
            <text:p>3805090041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7" calcext:value-type="float">
            <text:p>251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0" calcext:value-type="float">
            <text:p>3805090041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8" calcext:value-type="float">
            <text:p>251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1" calcext:value-type="float">
            <text:p>3805090041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59" calcext:value-type="float">
            <text:p>251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2" calcext:value-type="float">
            <text:p>3805090041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0" calcext:value-type="float">
            <text:p>251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3" calcext:value-type="float">
            <text:p>3805090041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1" calcext:value-type="float">
            <text:p>251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4" calcext:value-type="float">
            <text:p>3805090041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2" calcext:value-type="float">
            <text:p>251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5" calcext:value-type="float">
            <text:p>3805090041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3" calcext:value-type="float">
            <text:p>251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6" calcext:value-type="float">
            <text:p>3805090041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4" calcext:value-type="float">
            <text:p>251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7" calcext:value-type="float">
            <text:p>3805090041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5" calcext:value-type="float">
            <text:p>251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8" calcext:value-type="float">
            <text:p>3805090041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6" calcext:value-type="float">
            <text:p>251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49" calcext:value-type="float">
            <text:p>3805090041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7" calcext:value-type="float">
            <text:p>251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09004101050" calcext:value-type="float">
            <text:p>3805090041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8" calcext:value-type="float">
            <text:p>251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1" calcext:value-type="float">
            <text:p>380510004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69" calcext:value-type="float">
            <text:p>251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2" calcext:value-type="float">
            <text:p>3805100042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0" calcext:value-type="float">
            <text:p>251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3" calcext:value-type="float">
            <text:p>3805100042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1" calcext:value-type="float">
            <text:p>251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4" calcext:value-type="float">
            <text:p>3805100042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2" calcext:value-type="float">
            <text:p>251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5" calcext:value-type="float">
            <text:p>3805100042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3" calcext:value-type="float">
            <text:p>251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6" calcext:value-type="float">
            <text:p>3805100042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4" calcext:value-type="float">
            <text:p>251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7" calcext:value-type="float">
            <text:p>3805100042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5" calcext:value-type="float">
            <text:p>251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8" calcext:value-type="float">
            <text:p>3805100042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6" calcext:value-type="float">
            <text:p>251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09" calcext:value-type="float">
            <text:p>3805100042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7" calcext:value-type="float">
            <text:p>251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0" calcext:value-type="float">
            <text:p>3805100042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8" calcext:value-type="float">
            <text:p>251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1" calcext:value-type="float">
            <text:p>3805100042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79" calcext:value-type="float">
            <text:p>251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2" calcext:value-type="float">
            <text:p>3805100042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0" calcext:value-type="float">
            <text:p>251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3" calcext:value-type="float">
            <text:p>3805100042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1" calcext:value-type="float">
            <text:p>251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4" calcext:value-type="float">
            <text:p>3805100042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2" calcext:value-type="float">
            <text:p>251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5" calcext:value-type="float">
            <text:p>3805100042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3" calcext:value-type="float">
            <text:p>251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6" calcext:value-type="float">
            <text:p>3805100042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4" calcext:value-type="float">
            <text:p>251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7" calcext:value-type="float">
            <text:p>3805100042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5" calcext:value-type="float">
            <text:p>251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8" calcext:value-type="float">
            <text:p>3805100042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6" calcext:value-type="float">
            <text:p>251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19" calcext:value-type="float">
            <text:p>3805100042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7" calcext:value-type="float">
            <text:p>251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0" calcext:value-type="float">
            <text:p>3805100042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8" calcext:value-type="float">
            <text:p>251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1" calcext:value-type="float">
            <text:p>3805100042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89" calcext:value-type="float">
            <text:p>251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2" calcext:value-type="float">
            <text:p>3805100042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0" calcext:value-type="float">
            <text:p>251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3" calcext:value-type="float">
            <text:p>3805100042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1" calcext:value-type="float">
            <text:p>251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4" calcext:value-type="float">
            <text:p>3805100042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2" calcext:value-type="float">
            <text:p>251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5" calcext:value-type="float">
            <text:p>3805100042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3" calcext:value-type="float">
            <text:p>251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6" calcext:value-type="float">
            <text:p>3805100042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4" calcext:value-type="float">
            <text:p>251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7" calcext:value-type="float">
            <text:p>3805100042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5" calcext:value-type="float">
            <text:p>251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8" calcext:value-type="float">
            <text:p>3805100042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6" calcext:value-type="float">
            <text:p>251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29" calcext:value-type="float">
            <text:p>3805100042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7" calcext:value-type="float">
            <text:p>251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0" calcext:value-type="float">
            <text:p>3805100042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8" calcext:value-type="float">
            <text:p>251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1" calcext:value-type="float">
            <text:p>3805100042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199" calcext:value-type="float">
            <text:p>251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2" calcext:value-type="float">
            <text:p>3805100042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0" calcext:value-type="float">
            <text:p>252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3" calcext:value-type="float">
            <text:p>3805100042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1" calcext:value-type="float">
            <text:p>252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4" calcext:value-type="float">
            <text:p>3805100042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2" calcext:value-type="float">
            <text:p>252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5" calcext:value-type="float">
            <text:p>3805100042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3" calcext:value-type="float">
            <text:p>252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6" calcext:value-type="float">
            <text:p>3805100042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4" calcext:value-type="float">
            <text:p>252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7" calcext:value-type="float">
            <text:p>3805100042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5" calcext:value-type="float">
            <text:p>252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8" calcext:value-type="float">
            <text:p>3805100042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6" calcext:value-type="float">
            <text:p>252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39" calcext:value-type="float">
            <text:p>3805100042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7" calcext:value-type="float">
            <text:p>252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0" calcext:value-type="float">
            <text:p>3805100042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8" calcext:value-type="float">
            <text:p>252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1" calcext:value-type="float">
            <text:p>3805100042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09" calcext:value-type="float">
            <text:p>252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2" calcext:value-type="float">
            <text:p>3805100042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0" calcext:value-type="float">
            <text:p>252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3" calcext:value-type="float">
            <text:p>3805100042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1" calcext:value-type="float">
            <text:p>252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4" calcext:value-type="float">
            <text:p>3805100042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2" calcext:value-type="float">
            <text:p>252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5" calcext:value-type="float">
            <text:p>3805100042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3" calcext:value-type="float">
            <text:p>252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6" calcext:value-type="float">
            <text:p>3805100042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4" calcext:value-type="float">
            <text:p>252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7" calcext:value-type="float">
            <text:p>3805100042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5" calcext:value-type="float">
            <text:p>252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8" calcext:value-type="float">
            <text:p>3805100042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6" calcext:value-type="float">
            <text:p>252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49" calcext:value-type="float">
            <text:p>3805100042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7" calcext:value-type="float">
            <text:p>252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50" calcext:value-type="float">
            <text:p>3805100042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8" calcext:value-type="float">
            <text:p>252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51" calcext:value-type="float">
            <text:p>3805100042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19" calcext:value-type="float">
            <text:p>252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201052" calcext:value-type="float">
            <text:p>3805100042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0" calcext:value-type="float">
            <text:p>252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1" calcext:value-type="float">
            <text:p>3805100043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1" calcext:value-type="float">
            <text:p>252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2" calcext:value-type="float">
            <text:p>3805100043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2" calcext:value-type="float">
            <text:p>252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3" calcext:value-type="float">
            <text:p>3805100043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3" calcext:value-type="float">
            <text:p>252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4" calcext:value-type="float">
            <text:p>3805100043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4" calcext:value-type="float">
            <text:p>252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5" calcext:value-type="float">
            <text:p>3805100043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5" calcext:value-type="float">
            <text:p>252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6" calcext:value-type="float">
            <text:p>3805100043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6" calcext:value-type="float">
            <text:p>252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7" calcext:value-type="float">
            <text:p>3805100043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7" calcext:value-type="float">
            <text:p>252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8" calcext:value-type="float">
            <text:p>3805100043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8" calcext:value-type="float">
            <text:p>252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09" calcext:value-type="float">
            <text:p>3805100043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29" calcext:value-type="float">
            <text:p>252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0" calcext:value-type="float">
            <text:p>3805100043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0" calcext:value-type="float">
            <text:p>252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1" calcext:value-type="float">
            <text:p>3805100043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1" calcext:value-type="float">
            <text:p>252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2" calcext:value-type="float">
            <text:p>3805100043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2" calcext:value-type="float">
            <text:p>252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3" calcext:value-type="float">
            <text:p>3805100043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3" calcext:value-type="float">
            <text:p>252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4" calcext:value-type="float">
            <text:p>3805100043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4" calcext:value-type="float">
            <text:p>252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5" calcext:value-type="float">
            <text:p>3805100043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5" calcext:value-type="float">
            <text:p>252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6" calcext:value-type="float">
            <text:p>3805100043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6" calcext:value-type="float">
            <text:p>252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7" calcext:value-type="float">
            <text:p>3805100043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7" calcext:value-type="float">
            <text:p>252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8" calcext:value-type="float">
            <text:p>3805100043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8" calcext:value-type="float">
            <text:p>252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19" calcext:value-type="float">
            <text:p>3805100043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39" calcext:value-type="float">
            <text:p>252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0" calcext:value-type="float">
            <text:p>3805100043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0" calcext:value-type="float">
            <text:p>252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1" calcext:value-type="float">
            <text:p>3805100043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1" calcext:value-type="float">
            <text:p>252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2" calcext:value-type="float">
            <text:p>3805100043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2" calcext:value-type="float">
            <text:p>252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3" calcext:value-type="float">
            <text:p>3805100043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3" calcext:value-type="float">
            <text:p>252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4" calcext:value-type="float">
            <text:p>3805100043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4" calcext:value-type="float">
            <text:p>252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5" calcext:value-type="float">
            <text:p>3805100043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5" calcext:value-type="float">
            <text:p>252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6" calcext:value-type="float">
            <text:p>3805100043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6" calcext:value-type="float">
            <text:p>252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7" calcext:value-type="float">
            <text:p>3805100043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7" calcext:value-type="float">
            <text:p>252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8" calcext:value-type="float">
            <text:p>3805100043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8" calcext:value-type="float">
            <text:p>252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29" calcext:value-type="float">
            <text:p>3805100043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49" calcext:value-type="float">
            <text:p>252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0" calcext:value-type="float">
            <text:p>3805100043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0" calcext:value-type="float">
            <text:p>252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1" calcext:value-type="float">
            <text:p>3805100043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1" calcext:value-type="float">
            <text:p>252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2" calcext:value-type="float">
            <text:p>3805100043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2" calcext:value-type="float">
            <text:p>252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3" calcext:value-type="float">
            <text:p>3805100043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3" calcext:value-type="float">
            <text:p>252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4" calcext:value-type="float">
            <text:p>3805100043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4" calcext:value-type="float">
            <text:p>252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5" calcext:value-type="float">
            <text:p>3805100043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5" calcext:value-type="float">
            <text:p>252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6" calcext:value-type="float">
            <text:p>3805100043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6" calcext:value-type="float">
            <text:p>252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7" calcext:value-type="float">
            <text:p>3805100043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7" calcext:value-type="float">
            <text:p>252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0004301038" calcext:value-type="float">
            <text:p>3805100043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8" calcext:value-type="float">
            <text:p>252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1" calcext:value-type="float">
            <text:p>380511004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59" calcext:value-type="float">
            <text:p>252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2" calcext:value-type="float">
            <text:p>3805110044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0" calcext:value-type="float">
            <text:p>252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3" calcext:value-type="float">
            <text:p>3805110044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1" calcext:value-type="float">
            <text:p>252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4" calcext:value-type="float">
            <text:p>3805110044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2" calcext:value-type="float">
            <text:p>252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5" calcext:value-type="float">
            <text:p>3805110044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3" calcext:value-type="float">
            <text:p>252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6" calcext:value-type="float">
            <text:p>3805110044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4" calcext:value-type="float">
            <text:p>252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7" calcext:value-type="float">
            <text:p>3805110044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5" calcext:value-type="float">
            <text:p>252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8" calcext:value-type="float">
            <text:p>3805110044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6" calcext:value-type="float">
            <text:p>252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09" calcext:value-type="float">
            <text:p>3805110044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7" calcext:value-type="float">
            <text:p>252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0" calcext:value-type="float">
            <text:p>3805110044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8" calcext:value-type="float">
            <text:p>252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1" calcext:value-type="float">
            <text:p>3805110044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69" calcext:value-type="float">
            <text:p>252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2" calcext:value-type="float">
            <text:p>3805110044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0" calcext:value-type="float">
            <text:p>252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3" calcext:value-type="float">
            <text:p>3805110044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1" calcext:value-type="float">
            <text:p>252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4" calcext:value-type="float">
            <text:p>3805110044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2" calcext:value-type="float">
            <text:p>252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5" calcext:value-type="float">
            <text:p>3805110044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3" calcext:value-type="float">
            <text:p>252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6" calcext:value-type="float">
            <text:p>3805110044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4" calcext:value-type="float">
            <text:p>252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7" calcext:value-type="float">
            <text:p>3805110044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5" calcext:value-type="float">
            <text:p>252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8" calcext:value-type="float">
            <text:p>3805110044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6" calcext:value-type="float">
            <text:p>252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19" calcext:value-type="float">
            <text:p>3805110044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7" calcext:value-type="float">
            <text:p>252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0" calcext:value-type="float">
            <text:p>3805110044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8" calcext:value-type="float">
            <text:p>252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1" calcext:value-type="float">
            <text:p>3805110044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79" calcext:value-type="float">
            <text:p>252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2" calcext:value-type="float">
            <text:p>3805110044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0" calcext:value-type="float">
            <text:p>252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3" calcext:value-type="float">
            <text:p>3805110044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1" calcext:value-type="float">
            <text:p>252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4" calcext:value-type="float">
            <text:p>3805110044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2" calcext:value-type="float">
            <text:p>252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5" calcext:value-type="float">
            <text:p>3805110044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3" calcext:value-type="float">
            <text:p>252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6" calcext:value-type="float">
            <text:p>3805110044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4" calcext:value-type="float">
            <text:p>252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7" calcext:value-type="float">
            <text:p>3805110044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5" calcext:value-type="float">
            <text:p>252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8" calcext:value-type="float">
            <text:p>3805110044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6" calcext:value-type="float">
            <text:p>252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29" calcext:value-type="float">
            <text:p>3805110044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7" calcext:value-type="float">
            <text:p>252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0" calcext:value-type="float">
            <text:p>3805110044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8" calcext:value-type="float">
            <text:p>252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1" calcext:value-type="float">
            <text:p>3805110044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89" calcext:value-type="float">
            <text:p>252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2" calcext:value-type="float">
            <text:p>3805110044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0" calcext:value-type="float">
            <text:p>252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3" calcext:value-type="float">
            <text:p>3805110044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1" calcext:value-type="float">
            <text:p>252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4" calcext:value-type="float">
            <text:p>3805110044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2" calcext:value-type="float">
            <text:p>252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5" calcext:value-type="float">
            <text:p>3805110044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3" calcext:value-type="float">
            <text:p>252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6" calcext:value-type="float">
            <text:p>3805110044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4" calcext:value-type="float">
            <text:p>252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7" calcext:value-type="float">
            <text:p>3805110044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5" calcext:value-type="float">
            <text:p>252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8" calcext:value-type="float">
            <text:p>3805110044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6" calcext:value-type="float">
            <text:p>252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39" calcext:value-type="float">
            <text:p>3805110044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297" calcext:value-type="float">
            <text:p>252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0" calcext:value-type="float">
            <text:p>3805110044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TL_20_Metadata" table:number-columns-repeated="3"/>
          <table:table-cell table:style-name="ce6" office:value-type="string" calcext:value-type="string">
            <text:p>Kolom 8 (mannen 16 jaar en ouder): de gedrukte bron geeft 5. Dit moet zijn 0; Kolom 10 (totaal aantal vrouwen): de gedrukte bron geeft 5. Dit moet zijn 0; Kolom 11 (algemeen totaal):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2" office:value-type="float" office:value="25298" calcext:value-type="float">
            <text:p>252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1" calcext:value-type="float">
            <text:p>3805110044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style-name="TL_20_Metadata" table:number-columns-repeated="3"/>
          <table:table-cell table:style-name="ce6" office:value-type="string" calcext:value-type="string">
            <text:p>Kolom 8 (mannen 16 jaar en ouder): de gedrukte bron geeft 15. Dit moet zijn 20; Kolom 10 (totaal aantal vrouwen): de gedrukte bron geeft 15. Dit moet zijn 20; Kolom 11 (algemeen totaal): de gedrukte bron geeft 446. Dit moet zijn 451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2" office:value-type="float" office:value="25299" calcext:value-type="float">
            <text:p>252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2" calcext:value-type="float">
            <text:p>3805110044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0" calcext:value-type="float">
            <text:p>253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3" calcext:value-type="float">
            <text:p>3805110044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1" calcext:value-type="float">
            <text:p>253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4" calcext:value-type="float">
            <text:p>3805110044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2" calcext:value-type="float">
            <text:p>253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5" calcext:value-type="float">
            <text:p>3805110044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3" calcext:value-type="float">
            <text:p>253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6" calcext:value-type="float">
            <text:p>3805110044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4" calcext:value-type="float">
            <text:p>253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7" calcext:value-type="float">
            <text:p>3805110044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5" calcext:value-type="float">
            <text:p>253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8" calcext:value-type="float">
            <text:p>3805110044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6" calcext:value-type="float">
            <text:p>253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49" calcext:value-type="float">
            <text:p>380511004401049</text:p>
          </table:table-cell>
          <table:table-cell table:style-name="TL_20_Metadata" office:value-type="string" calcext:value-type="string">
            <text:p>3805110044010491 <text:s/>Hieronder ééne waarvan de ouderdom onbekend is.</text:p>
          </table:table-cell>
          <table:table-cell table:style-name="ce6" office:value-type="string" calcext:value-type="string">
            <text:p>x</text:p>
          </table:table-cell>
          <table:table-cell table:style-name="TL_20_Metadata" table:number-columns-repeated="2"/>
          <table:table-cell table:style-name="ce6" office:value-type="string" calcext:value-type="string">
            <text:p>De inhoud van noot 1 in kolom Q is verkeerd weergegeven. Hier is de gecorrigeerde noot vermeld.</text:p>
          </table:table-cell>
          <table:table-cell table:number-columns-repeated="1016"/>
        </table:table-row>
        <table:table-row table:style-name="ro5">
          <table:table-cell table:style-name="ce42" office:value-type="float" office:value="25307" calcext:value-type="float">
            <text:p>253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50" calcext:value-type="float">
            <text:p>3805110044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8" calcext:value-type="float">
            <text:p>253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51" calcext:value-type="float">
            <text:p>3805110044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09" calcext:value-type="float">
            <text:p>253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52" calcext:value-type="float">
            <text:p>3805110044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0" calcext:value-type="float">
            <text:p>253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401053" calcext:value-type="float">
            <text:p>3805110044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1" calcext:value-type="float">
            <text:p>253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1" calcext:value-type="float">
            <text:p>3805110045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2" calcext:value-type="float">
            <text:p>253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2" calcext:value-type="float">
            <text:p>3805110045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3" calcext:value-type="float">
            <text:p>253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3" calcext:value-type="float">
            <text:p>3805110045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4" calcext:value-type="float">
            <text:p>253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4" calcext:value-type="float">
            <text:p>3805110045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5" calcext:value-type="float">
            <text:p>253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5" calcext:value-type="float">
            <text:p>3805110045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6" calcext:value-type="float">
            <text:p>253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6" calcext:value-type="float">
            <text:p>3805110045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7" calcext:value-type="float">
            <text:p>253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7" calcext:value-type="float">
            <text:p>3805110045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8" calcext:value-type="float">
            <text:p>253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8" calcext:value-type="float">
            <text:p>3805110045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19" calcext:value-type="float">
            <text:p>253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09" calcext:value-type="float">
            <text:p>3805110045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0" calcext:value-type="float">
            <text:p>253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0" calcext:value-type="float">
            <text:p>3805110045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1" calcext:value-type="float">
            <text:p>253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1" calcext:value-type="float">
            <text:p>3805110045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2" calcext:value-type="float">
            <text:p>253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2" calcext:value-type="float">
            <text:p>3805110045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3" calcext:value-type="float">
            <text:p>253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3" calcext:value-type="float">
            <text:p>3805110045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4" calcext:value-type="float">
            <text:p>253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4" calcext:value-type="float">
            <text:p>3805110045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5" calcext:value-type="float">
            <text:p>253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5" calcext:value-type="float">
            <text:p>3805110045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6" calcext:value-type="float">
            <text:p>253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6" calcext:value-type="float">
            <text:p>3805110045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7" calcext:value-type="float">
            <text:p>253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7" calcext:value-type="float">
            <text:p>3805110045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8" calcext:value-type="float">
            <text:p>253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8" calcext:value-type="float">
            <text:p>3805110045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29" calcext:value-type="float">
            <text:p>253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19" calcext:value-type="float">
            <text:p>3805110045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0" calcext:value-type="float">
            <text:p>253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0" calcext:value-type="float">
            <text:p>3805110045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1" calcext:value-type="float">
            <text:p>253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1" calcext:value-type="float">
            <text:p>3805110045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2" calcext:value-type="float">
            <text:p>253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2" calcext:value-type="float">
            <text:p>3805110045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3" calcext:value-type="float">
            <text:p>253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3" calcext:value-type="float">
            <text:p>3805110045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4" calcext:value-type="float">
            <text:p>253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4" calcext:value-type="float">
            <text:p>3805110045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5" calcext:value-type="float">
            <text:p>253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5" calcext:value-type="float">
            <text:p>3805110045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6" calcext:value-type="float">
            <text:p>253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6" calcext:value-type="float">
            <text:p>3805110045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7" calcext:value-type="float">
            <text:p>253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7" calcext:value-type="float">
            <text:p>3805110045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8" calcext:value-type="float">
            <text:p>253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8" calcext:value-type="float">
            <text:p>3805110045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39" calcext:value-type="float">
            <text:p>253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29" calcext:value-type="float">
            <text:p>3805110045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0" calcext:value-type="float">
            <text:p>253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0" calcext:value-type="float">
            <text:p>3805110045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1" calcext:value-type="float">
            <text:p>253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1" calcext:value-type="float">
            <text:p>3805110045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2" calcext:value-type="float">
            <text:p>253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2" calcext:value-type="float">
            <text:p>3805110045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3" calcext:value-type="float">
            <text:p>253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3" calcext:value-type="float">
            <text:p>3805110045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4" calcext:value-type="float">
            <text:p>253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4" calcext:value-type="float">
            <text:p>3805110045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5" calcext:value-type="float">
            <text:p>253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5" calcext:value-type="float">
            <text:p>3805110045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6" calcext:value-type="float">
            <text:p>253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6" calcext:value-type="float">
            <text:p>3805110045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7" calcext:value-type="float">
            <text:p>253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7" calcext:value-type="float">
            <text:p>3805110045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8" calcext:value-type="float">
            <text:p>253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8" calcext:value-type="float">
            <text:p>3805110045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49" calcext:value-type="float">
            <text:p>253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39" calcext:value-type="float">
            <text:p>3805110045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0" calcext:value-type="float">
            <text:p>253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0" calcext:value-type="float">
            <text:p>3805110045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1" calcext:value-type="float">
            <text:p>253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1" calcext:value-type="float">
            <text:p>3805110045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2" calcext:value-type="float">
            <text:p>253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2" calcext:value-type="float">
            <text:p>3805110045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3" calcext:value-type="float">
            <text:p>253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3" calcext:value-type="float">
            <text:p>3805110045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4" calcext:value-type="float">
            <text:p>253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4" calcext:value-type="float">
            <text:p>3805110045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5" calcext:value-type="float">
            <text:p>253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5" calcext:value-type="float">
            <text:p>3805110045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6" calcext:value-type="float">
            <text:p>253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6" calcext:value-type="float">
            <text:p>3805110045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7" calcext:value-type="float">
            <text:p>253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7" calcext:value-type="float">
            <text:p>3805110045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8" calcext:value-type="float">
            <text:p>253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8" calcext:value-type="float">
            <text:p>3805110045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59" calcext:value-type="float">
            <text:p>253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49" calcext:value-type="float">
            <text:p>3805110045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0" calcext:value-type="float">
            <text:p>253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50" calcext:value-type="float">
            <text:p>3805110045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1" calcext:value-type="float">
            <text:p>253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1004501051" calcext:value-type="float">
            <text:p>3805110045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2" calcext:value-type="float">
            <text:p>253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1" calcext:value-type="float">
            <text:p>380512004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3" calcext:value-type="float">
            <text:p>253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2" calcext:value-type="float">
            <text:p>3805120046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4" calcext:value-type="float">
            <text:p>253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3" calcext:value-type="float">
            <text:p>3805120046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5" calcext:value-type="float">
            <text:p>253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4" calcext:value-type="float">
            <text:p>3805120046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6" calcext:value-type="float">
            <text:p>253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5" calcext:value-type="float">
            <text:p>3805120046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7" calcext:value-type="float">
            <text:p>253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6" calcext:value-type="float">
            <text:p>3805120046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8" calcext:value-type="float">
            <text:p>253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7" calcext:value-type="float">
            <text:p>3805120046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69" calcext:value-type="float">
            <text:p>253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8" calcext:value-type="float">
            <text:p>3805120046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0" calcext:value-type="float">
            <text:p>253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09" calcext:value-type="float">
            <text:p>3805120046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1" calcext:value-type="float">
            <text:p>253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0" calcext:value-type="float">
            <text:p>3805120046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2" calcext:value-type="float">
            <text:p>253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1" calcext:value-type="float">
            <text:p>3805120046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3" calcext:value-type="float">
            <text:p>253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2" calcext:value-type="float">
            <text:p>3805120046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4" calcext:value-type="float">
            <text:p>253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3" calcext:value-type="float">
            <text:p>3805120046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5" calcext:value-type="float">
            <text:p>253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4" calcext:value-type="float">
            <text:p>3805120046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6" calcext:value-type="float">
            <text:p>253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5" calcext:value-type="float">
            <text:p>3805120046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7" calcext:value-type="float">
            <text:p>253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6" calcext:value-type="float">
            <text:p>3805120046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8" calcext:value-type="float">
            <text:p>253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7" calcext:value-type="float">
            <text:p>3805120046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79" calcext:value-type="float">
            <text:p>253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8" calcext:value-type="float">
            <text:p>3805120046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0" calcext:value-type="float">
            <text:p>253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19" calcext:value-type="float">
            <text:p>3805120046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1" calcext:value-type="float">
            <text:p>253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0" calcext:value-type="float">
            <text:p>3805120046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2" calcext:value-type="float">
            <text:p>253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1" calcext:value-type="float">
            <text:p>3805120046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3" calcext:value-type="float">
            <text:p>253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2" calcext:value-type="float">
            <text:p>3805120046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4" calcext:value-type="float">
            <text:p>253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3" calcext:value-type="float">
            <text:p>3805120046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5" calcext:value-type="float">
            <text:p>253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4" calcext:value-type="float">
            <text:p>3805120046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6" calcext:value-type="float">
            <text:p>253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5" calcext:value-type="float">
            <text:p>3805120046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7" calcext:value-type="float">
            <text:p>253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6" calcext:value-type="float">
            <text:p>3805120046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8" calcext:value-type="float">
            <text:p>253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7" calcext:value-type="float">
            <text:p>3805120046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89" calcext:value-type="float">
            <text:p>253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8" calcext:value-type="float">
            <text:p>3805120046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0" calcext:value-type="float">
            <text:p>253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29" calcext:value-type="float">
            <text:p>3805120046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1" calcext:value-type="float">
            <text:p>253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0" calcext:value-type="float">
            <text:p>3805120046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2" calcext:value-type="float">
            <text:p>253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1" calcext:value-type="float">
            <text:p>3805120046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3" calcext:value-type="float">
            <text:p>253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2" calcext:value-type="float">
            <text:p>3805120046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4" calcext:value-type="float">
            <text:p>253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3" calcext:value-type="float">
            <text:p>3805120046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5" calcext:value-type="float">
            <text:p>253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4" calcext:value-type="float">
            <text:p>3805120046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6" calcext:value-type="float">
            <text:p>253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5" calcext:value-type="float">
            <text:p>3805120046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7" calcext:value-type="float">
            <text:p>253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6" calcext:value-type="float">
            <text:p>3805120046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8" calcext:value-type="float">
            <text:p>253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7" calcext:value-type="float">
            <text:p>3805120046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399" calcext:value-type="float">
            <text:p>253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8" calcext:value-type="float">
            <text:p>3805120046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0" calcext:value-type="float">
            <text:p>254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39" calcext:value-type="float">
            <text:p>3805120046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1" calcext:value-type="float">
            <text:p>254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0" calcext:value-type="float">
            <text:p>3805120046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2" calcext:value-type="float">
            <text:p>254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1" calcext:value-type="float">
            <text:p>3805120046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3" calcext:value-type="float">
            <text:p>254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2" calcext:value-type="float">
            <text:p>3805120046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4" calcext:value-type="float">
            <text:p>254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3" calcext:value-type="float">
            <text:p>3805120046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5" calcext:value-type="float">
            <text:p>254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4" calcext:value-type="float">
            <text:p>3805120046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6" calcext:value-type="float">
            <text:p>254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5" calcext:value-type="float">
            <text:p>3805120046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7" calcext:value-type="float">
            <text:p>254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6" calcext:value-type="float">
            <text:p>3805120046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8" calcext:value-type="float">
            <text:p>254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7" calcext:value-type="float">
            <text:p>3805120046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09" calcext:value-type="float">
            <text:p>254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8" calcext:value-type="float">
            <text:p>3805120046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0" calcext:value-type="float">
            <text:p>254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49" calcext:value-type="float">
            <text:p>3805120046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1" calcext:value-type="float">
            <text:p>254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50" calcext:value-type="float">
            <text:p>3805120046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2" calcext:value-type="float">
            <text:p>254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51" calcext:value-type="float">
            <text:p>3805120046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3" calcext:value-type="float">
            <text:p>254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52" calcext:value-type="float">
            <text:p>3805120046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4" calcext:value-type="float">
            <text:p>254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601053" calcext:value-type="float">
            <text:p>3805120046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5" calcext:value-type="float">
            <text:p>254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1" calcext:value-type="float">
            <text:p>380512004701001</text:p>
          </table:table-cell>
          <table:table-cell table:style-name="TL_20_Metadata" office:value-type="string" calcext:value-type="string">
            <text:p>3805120047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6" calcext:value-type="float">
            <text:p>254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2" calcext:value-type="float">
            <text:p>3805120047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7" calcext:value-type="float">
            <text:p>254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3" calcext:value-type="float">
            <text:p>3805120047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8" calcext:value-type="float">
            <text:p>254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4" calcext:value-type="float">
            <text:p>3805120047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19" calcext:value-type="float">
            <text:p>254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5" calcext:value-type="float">
            <text:p>3805120047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0" calcext:value-type="float">
            <text:p>254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6" calcext:value-type="float">
            <text:p>3805120047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1" calcext:value-type="float">
            <text:p>254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7" calcext:value-type="float">
            <text:p>3805120047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2" calcext:value-type="float">
            <text:p>254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8" calcext:value-type="float">
            <text:p>3805120047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3" calcext:value-type="float">
            <text:p>254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09" calcext:value-type="float">
            <text:p>3805120047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4" calcext:value-type="float">
            <text:p>254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0" calcext:value-type="float">
            <text:p>3805120047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5" calcext:value-type="float">
            <text:p>254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1" calcext:value-type="float">
            <text:p>3805120047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6" calcext:value-type="float">
            <text:p>254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2" calcext:value-type="float">
            <text:p>3805120047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7" calcext:value-type="float">
            <text:p>254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3" calcext:value-type="float">
            <text:p>3805120047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8" calcext:value-type="float">
            <text:p>254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4" calcext:value-type="float">
            <text:p>3805120047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29" calcext:value-type="float">
            <text:p>254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5" calcext:value-type="float">
            <text:p>3805120047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0" calcext:value-type="float">
            <text:p>254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6" calcext:value-type="float">
            <text:p>3805120047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1" calcext:value-type="float">
            <text:p>254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7" calcext:value-type="float">
            <text:p>3805120047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2" calcext:value-type="float">
            <text:p>254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8" calcext:value-type="float">
            <text:p>3805120047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3" calcext:value-type="float">
            <text:p>254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19" calcext:value-type="float">
            <text:p>3805120047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4" calcext:value-type="float">
            <text:p>254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0" calcext:value-type="float">
            <text:p>3805120047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5" calcext:value-type="float">
            <text:p>254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1" calcext:value-type="float">
            <text:p>3805120047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6" calcext:value-type="float">
            <text:p>254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2" calcext:value-type="float">
            <text:p>3805120047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7" calcext:value-type="float">
            <text:p>254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3" calcext:value-type="float">
            <text:p>3805120047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8" calcext:value-type="float">
            <text:p>254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4" calcext:value-type="float">
            <text:p>380512004701024</text:p>
          </table:table-cell>
          <table:table-cell table:style-name="TL_20_Metadata" office:value-type="string" calcext:value-type="string">
            <text:p>38051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39" calcext:value-type="float">
            <text:p>254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5" calcext:value-type="float">
            <text:p>3805120047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0" calcext:value-type="float">
            <text:p>254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6" calcext:value-type="float">
            <text:p>380512004701026</text:p>
          </table:table-cell>
          <table:table-cell table:style-name="TL_20_Metadata" office:value-type="string" calcext:value-type="string">
            <text:p>38051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1" calcext:value-type="float">
            <text:p>254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7" calcext:value-type="float">
            <text:p>3805120047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2" calcext:value-type="float">
            <text:p>254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8" calcext:value-type="float">
            <text:p>3805120047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3" calcext:value-type="float">
            <text:p>254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29" calcext:value-type="float">
            <text:p>3805120047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4" calcext:value-type="float">
            <text:p>254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0" calcext:value-type="float">
            <text:p>3805120047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5" calcext:value-type="float">
            <text:p>254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1" calcext:value-type="float">
            <text:p>3805120047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6" calcext:value-type="float">
            <text:p>254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2" calcext:value-type="float">
            <text:p>3805120047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7" calcext:value-type="float">
            <text:p>254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3" calcext:value-type="float">
            <text:p>3805120047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8" calcext:value-type="float">
            <text:p>254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4" calcext:value-type="float">
            <text:p>3805120047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49" calcext:value-type="float">
            <text:p>254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5" calcext:value-type="float">
            <text:p>3805120047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0" calcext:value-type="float">
            <text:p>254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6" calcext:value-type="float">
            <text:p>3805120047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1" calcext:value-type="float">
            <text:p>254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7" calcext:value-type="float">
            <text:p>3805120047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2" calcext:value-type="float">
            <text:p>254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8" calcext:value-type="float">
            <text:p>3805120047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3" calcext:value-type="float">
            <text:p>254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39" calcext:value-type="float">
            <text:p>3805120047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4" calcext:value-type="float">
            <text:p>254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0" calcext:value-type="float">
            <text:p>3805120047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5" calcext:value-type="float">
            <text:p>254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1" calcext:value-type="float">
            <text:p>3805120047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6" calcext:value-type="float">
            <text:p>254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2" calcext:value-type="float">
            <text:p>3805120047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7" calcext:value-type="float">
            <text:p>254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3" calcext:value-type="float">
            <text:p>3805120047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8" calcext:value-type="float">
            <text:p>254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4" calcext:value-type="float">
            <text:p>3805120047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59" calcext:value-type="float">
            <text:p>254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5" calcext:value-type="float">
            <text:p>3805120047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0" calcext:value-type="float">
            <text:p>254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6" calcext:value-type="float">
            <text:p>3805120047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1" calcext:value-type="float">
            <text:p>254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7" calcext:value-type="float">
            <text:p>3805120047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2" calcext:value-type="float">
            <text:p>254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8" calcext:value-type="float">
            <text:p>3805120047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3" calcext:value-type="float">
            <text:p>254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49" calcext:value-type="float">
            <text:p>3805120047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4" calcext:value-type="float">
            <text:p>254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2004701050" calcext:value-type="float">
            <text:p>3805120047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5" calcext:value-type="float">
            <text:p>254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1" calcext:value-type="float">
            <text:p>380513004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6" calcext:value-type="float">
            <text:p>254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2" calcext:value-type="float">
            <text:p>3805130048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7" calcext:value-type="float">
            <text:p>254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3" calcext:value-type="float">
            <text:p>3805130048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8" calcext:value-type="float">
            <text:p>254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4" calcext:value-type="float">
            <text:p>3805130048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69" calcext:value-type="float">
            <text:p>254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5" calcext:value-type="float">
            <text:p>3805130048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0" calcext:value-type="float">
            <text:p>254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6" calcext:value-type="float">
            <text:p>3805130048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1" calcext:value-type="float">
            <text:p>254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7" calcext:value-type="float">
            <text:p>3805130048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2" calcext:value-type="float">
            <text:p>254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8" calcext:value-type="float">
            <text:p>3805130048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3" calcext:value-type="float">
            <text:p>254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09" calcext:value-type="float">
            <text:p>3805130048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4" calcext:value-type="float">
            <text:p>254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0" calcext:value-type="float">
            <text:p>3805130048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5" calcext:value-type="float">
            <text:p>254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1" calcext:value-type="float">
            <text:p>3805130048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6" calcext:value-type="float">
            <text:p>254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2" calcext:value-type="float">
            <text:p>3805130048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7" calcext:value-type="float">
            <text:p>254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3" calcext:value-type="float">
            <text:p>3805130048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8" calcext:value-type="float">
            <text:p>254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4" calcext:value-type="float">
            <text:p>3805130048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79" calcext:value-type="float">
            <text:p>254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5" calcext:value-type="float">
            <text:p>3805130048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0" calcext:value-type="float">
            <text:p>254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6" calcext:value-type="float">
            <text:p>3805130048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1" calcext:value-type="float">
            <text:p>254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7" calcext:value-type="float">
            <text:p>3805130048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2" calcext:value-type="float">
            <text:p>254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8" calcext:value-type="float">
            <text:p>3805130048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3" calcext:value-type="float">
            <text:p>254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19" calcext:value-type="float">
            <text:p>3805130048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4" calcext:value-type="float">
            <text:p>254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0" calcext:value-type="float">
            <text:p>3805130048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5" calcext:value-type="float">
            <text:p>254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1" calcext:value-type="float">
            <text:p>3805130048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6" calcext:value-type="float">
            <text:p>254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2" calcext:value-type="float">
            <text:p>3805130048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7" calcext:value-type="float">
            <text:p>254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3" calcext:value-type="float">
            <text:p>3805130048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8" calcext:value-type="float">
            <text:p>254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4" calcext:value-type="float">
            <text:p>3805130048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89" calcext:value-type="float">
            <text:p>254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5" calcext:value-type="float">
            <text:p>3805130048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0" calcext:value-type="float">
            <text:p>254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6" calcext:value-type="float">
            <text:p>3805130048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1" calcext:value-type="float">
            <text:p>254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7" calcext:value-type="float">
            <text:p>3805130048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2" calcext:value-type="float">
            <text:p>254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8" calcext:value-type="float">
            <text:p>3805130048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3" calcext:value-type="float">
            <text:p>254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29" calcext:value-type="float">
            <text:p>3805130048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4" calcext:value-type="float">
            <text:p>254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0" calcext:value-type="float">
            <text:p>3805130048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5" calcext:value-type="float">
            <text:p>254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1" calcext:value-type="float">
            <text:p>3805130048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6" calcext:value-type="float">
            <text:p>254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2" calcext:value-type="float">
            <text:p>3805130048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7" calcext:value-type="float">
            <text:p>254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3" calcext:value-type="float">
            <text:p>3805130048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8" calcext:value-type="float">
            <text:p>254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4" calcext:value-type="float">
            <text:p>3805130048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499" calcext:value-type="float">
            <text:p>254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5" calcext:value-type="float">
            <text:p>3805130048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0" calcext:value-type="float">
            <text:p>255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6" calcext:value-type="float">
            <text:p>3805130048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1" calcext:value-type="float">
            <text:p>255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7" calcext:value-type="float">
            <text:p>3805130048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2" calcext:value-type="float">
            <text:p>255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8" calcext:value-type="float">
            <text:p>3805130048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3" calcext:value-type="float">
            <text:p>255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39" calcext:value-type="float">
            <text:p>3805130048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4" calcext:value-type="float">
            <text:p>255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0" calcext:value-type="float">
            <text:p>3805130048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5" calcext:value-type="float">
            <text:p>255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1" calcext:value-type="float">
            <text:p>3805130048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6" calcext:value-type="float">
            <text:p>255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2" calcext:value-type="float">
            <text:p>3805130048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7" calcext:value-type="float">
            <text:p>255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3" calcext:value-type="float">
            <text:p>3805130048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8" calcext:value-type="float">
            <text:p>255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4" calcext:value-type="float">
            <text:p>3805130048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09" calcext:value-type="float">
            <text:p>255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5" calcext:value-type="float">
            <text:p>3805130048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0" calcext:value-type="float">
            <text:p>255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6" calcext:value-type="float">
            <text:p>3805130048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1" calcext:value-type="float">
            <text:p>255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7" calcext:value-type="float">
            <text:p>3805130048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2" calcext:value-type="float">
            <text:p>255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8" calcext:value-type="float">
            <text:p>3805130048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3" calcext:value-type="float">
            <text:p>255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49" calcext:value-type="float">
            <text:p>3805130048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4" calcext:value-type="float">
            <text:p>255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50" calcext:value-type="float">
            <text:p>3805130048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5" calcext:value-type="float">
            <text:p>255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51" calcext:value-type="float">
            <text:p>3805130048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6" calcext:value-type="float">
            <text:p>255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801052" calcext:value-type="float">
            <text:p>3805130048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7" calcext:value-type="float">
            <text:p>255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1" calcext:value-type="float">
            <text:p>3805130049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8" calcext:value-type="float">
            <text:p>255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2" calcext:value-type="float">
            <text:p>3805130049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19" calcext:value-type="float">
            <text:p>255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3" calcext:value-type="float">
            <text:p>3805130049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0" calcext:value-type="float">
            <text:p>255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4" calcext:value-type="float">
            <text:p>3805130049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1" calcext:value-type="float">
            <text:p>255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5" calcext:value-type="float">
            <text:p>3805130049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2" calcext:value-type="float">
            <text:p>255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6" calcext:value-type="float">
            <text:p>3805130049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3" calcext:value-type="float">
            <text:p>255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7" calcext:value-type="float">
            <text:p>3805130049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4" calcext:value-type="float">
            <text:p>255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8" calcext:value-type="float">
            <text:p>3805130049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5" calcext:value-type="float">
            <text:p>255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09" calcext:value-type="float">
            <text:p>3805130049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6" calcext:value-type="float">
            <text:p>255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0" calcext:value-type="float">
            <text:p>3805130049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7" calcext:value-type="float">
            <text:p>255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1" calcext:value-type="float">
            <text:p>3805130049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8" calcext:value-type="float">
            <text:p>255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2" calcext:value-type="float">
            <text:p>3805130049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29" calcext:value-type="float">
            <text:p>255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3" calcext:value-type="float">
            <text:p>3805130049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0" calcext:value-type="float">
            <text:p>255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4" calcext:value-type="float">
            <text:p>3805130049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1" calcext:value-type="float">
            <text:p>255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5" calcext:value-type="float">
            <text:p>3805130049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2" calcext:value-type="float">
            <text:p>255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6" calcext:value-type="float">
            <text:p>3805130049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3" calcext:value-type="float">
            <text:p>255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7" calcext:value-type="float">
            <text:p>3805130049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4" calcext:value-type="float">
            <text:p>255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8" calcext:value-type="float">
            <text:p>3805130049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5" calcext:value-type="float">
            <text:p>255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19" calcext:value-type="float">
            <text:p>3805130049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6" calcext:value-type="float">
            <text:p>255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0" calcext:value-type="float">
            <text:p>3805130049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7" calcext:value-type="float">
            <text:p>255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1" calcext:value-type="float">
            <text:p>3805130049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8" calcext:value-type="float">
            <text:p>255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2" calcext:value-type="float">
            <text:p>3805130049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39" calcext:value-type="float">
            <text:p>255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3" calcext:value-type="float">
            <text:p>3805130049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0" calcext:value-type="float">
            <text:p>255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4" calcext:value-type="float">
            <text:p>3805130049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1" calcext:value-type="float">
            <text:p>255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5" calcext:value-type="float">
            <text:p>3805130049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2" calcext:value-type="float">
            <text:p>255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6" calcext:value-type="float">
            <text:p>3805130049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3" calcext:value-type="float">
            <text:p>255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7" calcext:value-type="float">
            <text:p>3805130049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4" calcext:value-type="float">
            <text:p>255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8" calcext:value-type="float">
            <text:p>3805130049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5" calcext:value-type="float">
            <text:p>255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29" calcext:value-type="float">
            <text:p>3805130049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6" calcext:value-type="float">
            <text:p>255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0" calcext:value-type="float">
            <text:p>3805130049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7" calcext:value-type="float">
            <text:p>255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1" calcext:value-type="float">
            <text:p>3805130049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8" calcext:value-type="float">
            <text:p>255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2" calcext:value-type="float">
            <text:p>3805130049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49" calcext:value-type="float">
            <text:p>255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3" calcext:value-type="float">
            <text:p>3805130049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0" calcext:value-type="float">
            <text:p>255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4" calcext:value-type="float">
            <text:p>3805130049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1" calcext:value-type="float">
            <text:p>255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5" calcext:value-type="float">
            <text:p>3805130049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2" calcext:value-type="float">
            <text:p>255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6" calcext:value-type="float">
            <text:p>3805130049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3" calcext:value-type="float">
            <text:p>255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7" calcext:value-type="float">
            <text:p>3805130049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4" calcext:value-type="float">
            <text:p>255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3004901038" calcext:value-type="float">
            <text:p>3805130049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5" calcext:value-type="float">
            <text:p>255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1" calcext:value-type="float">
            <text:p>380514005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6" calcext:value-type="float">
            <text:p>255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2" calcext:value-type="float">
            <text:p>3805140050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7" calcext:value-type="float">
            <text:p>255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3" calcext:value-type="float">
            <text:p>3805140050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8" calcext:value-type="float">
            <text:p>255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4" calcext:value-type="float">
            <text:p>3805140050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59" calcext:value-type="float">
            <text:p>255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5" calcext:value-type="float">
            <text:p>3805140050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0" calcext:value-type="float">
            <text:p>255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6" calcext:value-type="float">
            <text:p>3805140050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1" calcext:value-type="float">
            <text:p>255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7" calcext:value-type="float">
            <text:p>3805140050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2" calcext:value-type="float">
            <text:p>255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8" calcext:value-type="float">
            <text:p>3805140050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3" calcext:value-type="float">
            <text:p>255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09" calcext:value-type="float">
            <text:p>3805140050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4" calcext:value-type="float">
            <text:p>255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0" calcext:value-type="float">
            <text:p>3805140050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5" calcext:value-type="float">
            <text:p>255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1" calcext:value-type="float">
            <text:p>3805140050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6" calcext:value-type="float">
            <text:p>255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2" calcext:value-type="float">
            <text:p>3805140050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7" calcext:value-type="float">
            <text:p>255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3" calcext:value-type="float">
            <text:p>3805140050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8" calcext:value-type="float">
            <text:p>255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4" calcext:value-type="float">
            <text:p>3805140050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69" calcext:value-type="float">
            <text:p>255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5" calcext:value-type="float">
            <text:p>3805140050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0" calcext:value-type="float">
            <text:p>255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6" calcext:value-type="float">
            <text:p>3805140050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1" calcext:value-type="float">
            <text:p>255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7" calcext:value-type="float">
            <text:p>3805140050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2" calcext:value-type="float">
            <text:p>255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8" calcext:value-type="float">
            <text:p>3805140050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3" calcext:value-type="float">
            <text:p>255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19" calcext:value-type="float">
            <text:p>3805140050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4" calcext:value-type="float">
            <text:p>255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0" calcext:value-type="float">
            <text:p>3805140050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5" calcext:value-type="float">
            <text:p>255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1" calcext:value-type="float">
            <text:p>3805140050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6" calcext:value-type="float">
            <text:p>255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2" calcext:value-type="float">
            <text:p>3805140050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7" calcext:value-type="float">
            <text:p>255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3" calcext:value-type="float">
            <text:p>3805140050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8" calcext:value-type="float">
            <text:p>255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4" calcext:value-type="float">
            <text:p>3805140050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79" calcext:value-type="float">
            <text:p>255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5" calcext:value-type="float">
            <text:p>3805140050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0" calcext:value-type="float">
            <text:p>255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6" calcext:value-type="float">
            <text:p>3805140050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1" calcext:value-type="float">
            <text:p>255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7" calcext:value-type="float">
            <text:p>3805140050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2" calcext:value-type="float">
            <text:p>255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8" calcext:value-type="float">
            <text:p>3805140050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3" calcext:value-type="float">
            <text:p>255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29" calcext:value-type="float">
            <text:p>3805140050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4" calcext:value-type="float">
            <text:p>255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0" calcext:value-type="float">
            <text:p>3805140050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5" calcext:value-type="float">
            <text:p>255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1" calcext:value-type="float">
            <text:p>3805140050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6" calcext:value-type="float">
            <text:p>255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2" calcext:value-type="float">
            <text:p>3805140050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7" calcext:value-type="float">
            <text:p>255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3" calcext:value-type="float">
            <text:p>3805140050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8" calcext:value-type="float">
            <text:p>255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4" calcext:value-type="float">
            <text:p>3805140050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89" calcext:value-type="float">
            <text:p>255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5" calcext:value-type="float">
            <text:p>3805140050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0" calcext:value-type="float">
            <text:p>255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6" calcext:value-type="float">
            <text:p>3805140050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1" calcext:value-type="float">
            <text:p>255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7" calcext:value-type="float">
            <text:p>3805140050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2" calcext:value-type="float">
            <text:p>255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8" calcext:value-type="float">
            <text:p>3805140050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3" calcext:value-type="float">
            <text:p>255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39" calcext:value-type="float">
            <text:p>3805140050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4" calcext:value-type="float">
            <text:p>255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0" calcext:value-type="float">
            <text:p>3805140050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5" calcext:value-type="float">
            <text:p>255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1" calcext:value-type="float">
            <text:p>3805140050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6" calcext:value-type="float">
            <text:p>255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2" calcext:value-type="float">
            <text:p>3805140050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7" calcext:value-type="float">
            <text:p>255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3" calcext:value-type="float">
            <text:p>3805140050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8" calcext:value-type="float">
            <text:p>255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4" calcext:value-type="float">
            <text:p>3805140050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599" calcext:value-type="float">
            <text:p>255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5" calcext:value-type="float">
            <text:p>3805140050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0" calcext:value-type="float">
            <text:p>256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6" calcext:value-type="float">
            <text:p>3805140050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1" calcext:value-type="float">
            <text:p>256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7" calcext:value-type="float">
            <text:p>3805140050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2" calcext:value-type="float">
            <text:p>256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8" calcext:value-type="float">
            <text:p>3805140050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3" calcext:value-type="float">
            <text:p>256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49" calcext:value-type="float">
            <text:p>380514005001049</text:p>
          </table:table-cell>
          <table:table-cell table:style-name="TL_20_Metadata" office:value-type="string" calcext:value-type="string">
            <text:p>3805140050010491 <text:s/>Hieronder eene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4" calcext:value-type="float">
            <text:p>256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50" calcext:value-type="float">
            <text:p>3805140050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5" calcext:value-type="float">
            <text:p>256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51" calcext:value-type="float">
            <text:p>3805140050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6" calcext:value-type="float">
            <text:p>256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52" calcext:value-type="float">
            <text:p>3805140050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7" calcext:value-type="float">
            <text:p>256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001053" calcext:value-type="float">
            <text:p>3805140050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8" calcext:value-type="float">
            <text:p>256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1" calcext:value-type="float">
            <text:p>3805140051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09" calcext:value-type="float">
            <text:p>256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2" calcext:value-type="float">
            <text:p>3805140051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0" calcext:value-type="float">
            <text:p>256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3" calcext:value-type="float">
            <text:p>3805140051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1" calcext:value-type="float">
            <text:p>256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4" calcext:value-type="float">
            <text:p>3805140051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2" calcext:value-type="float">
            <text:p>256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5" calcext:value-type="float">
            <text:p>3805140051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3" calcext:value-type="float">
            <text:p>256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6" calcext:value-type="float">
            <text:p>3805140051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4" calcext:value-type="float">
            <text:p>256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7" calcext:value-type="float">
            <text:p>3805140051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5" calcext:value-type="float">
            <text:p>256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8" calcext:value-type="float">
            <text:p>3805140051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6" calcext:value-type="float">
            <text:p>256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09" calcext:value-type="float">
            <text:p>3805140051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7" calcext:value-type="float">
            <text:p>256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0" calcext:value-type="float">
            <text:p>3805140051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8" calcext:value-type="float">
            <text:p>256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1" calcext:value-type="float">
            <text:p>3805140051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19" calcext:value-type="float">
            <text:p>256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2" calcext:value-type="float">
            <text:p>3805140051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0" calcext:value-type="float">
            <text:p>256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3" calcext:value-type="float">
            <text:p>3805140051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1" calcext:value-type="float">
            <text:p>256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4" calcext:value-type="float">
            <text:p>3805140051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2" calcext:value-type="float">
            <text:p>256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5" calcext:value-type="float">
            <text:p>3805140051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3" calcext:value-type="float">
            <text:p>256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6" calcext:value-type="float">
            <text:p>3805140051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4" calcext:value-type="float">
            <text:p>256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7" calcext:value-type="float">
            <text:p>3805140051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5" calcext:value-type="float">
            <text:p>256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8" calcext:value-type="float">
            <text:p>3805140051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6" calcext:value-type="float">
            <text:p>256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19" calcext:value-type="float">
            <text:p>3805140051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7" calcext:value-type="float">
            <text:p>256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0" calcext:value-type="float">
            <text:p>3805140051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8" calcext:value-type="float">
            <text:p>256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1" calcext:value-type="float">
            <text:p>3805140051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29" calcext:value-type="float">
            <text:p>256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2" calcext:value-type="float">
            <text:p>3805140051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0" calcext:value-type="float">
            <text:p>256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3" calcext:value-type="float">
            <text:p>3805140051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1" calcext:value-type="float">
            <text:p>256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4" calcext:value-type="float">
            <text:p>3805140051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2" calcext:value-type="float">
            <text:p>256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5" calcext:value-type="float">
            <text:p>3805140051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3" calcext:value-type="float">
            <text:p>256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6" calcext:value-type="float">
            <text:p>3805140051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4" calcext:value-type="float">
            <text:p>256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7" calcext:value-type="float">
            <text:p>3805140051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5" calcext:value-type="float">
            <text:p>256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8" calcext:value-type="float">
            <text:p>3805140051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6" calcext:value-type="float">
            <text:p>256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29" calcext:value-type="float">
            <text:p>3805140051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7" calcext:value-type="float">
            <text:p>256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0" calcext:value-type="float">
            <text:p>3805140051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8" calcext:value-type="float">
            <text:p>256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1" calcext:value-type="float">
            <text:p>3805140051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39" calcext:value-type="float">
            <text:p>256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2" calcext:value-type="float">
            <text:p>3805140051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0" calcext:value-type="float">
            <text:p>256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3" calcext:value-type="float">
            <text:p>3805140051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1" calcext:value-type="float">
            <text:p>256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4" calcext:value-type="float">
            <text:p>3805140051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2" calcext:value-type="float">
            <text:p>256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5" calcext:value-type="float">
            <text:p>3805140051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3" calcext:value-type="float">
            <text:p>256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6" calcext:value-type="float">
            <text:p>3805140051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4" calcext:value-type="float">
            <text:p>256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7" calcext:value-type="float">
            <text:p>3805140051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5" calcext:value-type="float">
            <text:p>256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8" calcext:value-type="float">
            <text:p>3805140051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6" calcext:value-type="float">
            <text:p>256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39" calcext:value-type="float">
            <text:p>3805140051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7" calcext:value-type="float">
            <text:p>256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0" calcext:value-type="float">
            <text:p>3805140051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8" calcext:value-type="float">
            <text:p>256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1" calcext:value-type="float">
            <text:p>3805140051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49" calcext:value-type="float">
            <text:p>256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2" calcext:value-type="float">
            <text:p>3805140051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0" calcext:value-type="float">
            <text:p>256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3" calcext:value-type="float">
            <text:p>3805140051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1" calcext:value-type="float">
            <text:p>256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4" calcext:value-type="float">
            <text:p>3805140051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2" calcext:value-type="float">
            <text:p>256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5" calcext:value-type="float">
            <text:p>3805140051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3" calcext:value-type="float">
            <text:p>256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6" calcext:value-type="float">
            <text:p>3805140051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4" calcext:value-type="float">
            <text:p>256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7" calcext:value-type="float">
            <text:p>3805140051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5" calcext:value-type="float">
            <text:p>256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8" calcext:value-type="float">
            <text:p>3805140051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6" calcext:value-type="float">
            <text:p>256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49" calcext:value-type="float">
            <text:p>3805140051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7" calcext:value-type="float">
            <text:p>256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50" calcext:value-type="float">
            <text:p>3805140051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8" calcext:value-type="float">
            <text:p>256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4005101051" calcext:value-type="float">
            <text:p>3805140051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59" calcext:value-type="float">
            <text:p>256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1" calcext:value-type="float">
            <text:p>380515005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0" calcext:value-type="float">
            <text:p>256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2" calcext:value-type="float">
            <text:p>3805150052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1" calcext:value-type="float">
            <text:p>256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3" calcext:value-type="float">
            <text:p>3805150052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2" calcext:value-type="float">
            <text:p>256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4" calcext:value-type="float">
            <text:p>3805150052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3" calcext:value-type="float">
            <text:p>256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5" calcext:value-type="float">
            <text:p>3805150052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4" calcext:value-type="float">
            <text:p>256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6" calcext:value-type="float">
            <text:p>3805150052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5" calcext:value-type="float">
            <text:p>256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7" calcext:value-type="float">
            <text:p>3805150052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6" calcext:value-type="float">
            <text:p>256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8" calcext:value-type="float">
            <text:p>3805150052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7" calcext:value-type="float">
            <text:p>256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09" calcext:value-type="float">
            <text:p>3805150052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8" calcext:value-type="float">
            <text:p>256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0" calcext:value-type="float">
            <text:p>3805150052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69" calcext:value-type="float">
            <text:p>256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1" calcext:value-type="float">
            <text:p>3805150052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0" calcext:value-type="float">
            <text:p>256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2" calcext:value-type="float">
            <text:p>3805150052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1" calcext:value-type="float">
            <text:p>256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3" calcext:value-type="float">
            <text:p>3805150052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2" calcext:value-type="float">
            <text:p>256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4" calcext:value-type="float">
            <text:p>3805150052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3" calcext:value-type="float">
            <text:p>256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5" calcext:value-type="float">
            <text:p>3805150052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4" calcext:value-type="float">
            <text:p>256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6" calcext:value-type="float">
            <text:p>3805150052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5" calcext:value-type="float">
            <text:p>256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7" calcext:value-type="float">
            <text:p>3805150052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6" calcext:value-type="float">
            <text:p>256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8" calcext:value-type="float">
            <text:p>3805150052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7" calcext:value-type="float">
            <text:p>256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19" calcext:value-type="float">
            <text:p>3805150052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8" calcext:value-type="float">
            <text:p>256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0" calcext:value-type="float">
            <text:p>3805150052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79" calcext:value-type="float">
            <text:p>256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1" calcext:value-type="float">
            <text:p>3805150052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0" calcext:value-type="float">
            <text:p>256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2" calcext:value-type="float">
            <text:p>3805150052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1" calcext:value-type="float">
            <text:p>256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3" calcext:value-type="float">
            <text:p>3805150052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2" calcext:value-type="float">
            <text:p>256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4" calcext:value-type="float">
            <text:p>3805150052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3" calcext:value-type="float">
            <text:p>256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5" calcext:value-type="float">
            <text:p>3805150052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4" calcext:value-type="float">
            <text:p>256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6" calcext:value-type="float">
            <text:p>3805150052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5" calcext:value-type="float">
            <text:p>256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7" calcext:value-type="float">
            <text:p>3805150052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6" calcext:value-type="float">
            <text:p>256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8" calcext:value-type="float">
            <text:p>3805150052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7" calcext:value-type="float">
            <text:p>256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29" calcext:value-type="float">
            <text:p>3805150052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8" calcext:value-type="float">
            <text:p>256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0" calcext:value-type="float">
            <text:p>3805150052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89" calcext:value-type="float">
            <text:p>256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1" calcext:value-type="float">
            <text:p>3805150052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0" calcext:value-type="float">
            <text:p>256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2" calcext:value-type="float">
            <text:p>3805150052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1" calcext:value-type="float">
            <text:p>256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3" calcext:value-type="float">
            <text:p>3805150052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2" calcext:value-type="float">
            <text:p>256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4" calcext:value-type="float">
            <text:p>3805150052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3" calcext:value-type="float">
            <text:p>256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5" calcext:value-type="float">
            <text:p>3805150052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4" calcext:value-type="float">
            <text:p>256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6" calcext:value-type="float">
            <text:p>3805150052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5" calcext:value-type="float">
            <text:p>256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7" calcext:value-type="float">
            <text:p>3805150052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6" calcext:value-type="float">
            <text:p>256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8" calcext:value-type="float">
            <text:p>3805150052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7" calcext:value-type="float">
            <text:p>256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39" calcext:value-type="float">
            <text:p>3805150052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8" calcext:value-type="float">
            <text:p>256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0" calcext:value-type="float">
            <text:p>3805150052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699" calcext:value-type="float">
            <text:p>256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1" calcext:value-type="float">
            <text:p>3805150052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0" calcext:value-type="float">
            <text:p>257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2" calcext:value-type="float">
            <text:p>3805150052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1" calcext:value-type="float">
            <text:p>257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3" calcext:value-type="float">
            <text:p>3805150052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2" calcext:value-type="float">
            <text:p>257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4" calcext:value-type="float">
            <text:p>3805150052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3" calcext:value-type="float">
            <text:p>257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5" calcext:value-type="float">
            <text:p>3805150052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4" calcext:value-type="float">
            <text:p>257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6" calcext:value-type="float">
            <text:p>3805150052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5" calcext:value-type="float">
            <text:p>257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7" calcext:value-type="float">
            <text:p>3805150052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6" calcext:value-type="float">
            <text:p>257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8" calcext:value-type="float">
            <text:p>3805150052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7" calcext:value-type="float">
            <text:p>257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49" calcext:value-type="float">
            <text:p>3805150052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8" calcext:value-type="float">
            <text:p>257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50" calcext:value-type="float">
            <text:p>3805150052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09" calcext:value-type="float">
            <text:p>257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51" calcext:value-type="float">
            <text:p>3805150052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0" calcext:value-type="float">
            <text:p>257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52" calcext:value-type="float">
            <text:p>3805150052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1" calcext:value-type="float">
            <text:p>257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201053" calcext:value-type="float">
            <text:p>3805150052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2" calcext:value-type="float">
            <text:p>257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1" calcext:value-type="float">
            <text:p>380515005301001</text:p>
          </table:table-cell>
          <table:table-cell table:style-name="TL_20_Metadata" office:value-type="string" calcext:value-type="string">
            <text:p>3805150053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3" calcext:value-type="float">
            <text:p>257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2" calcext:value-type="float">
            <text:p>3805150053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4" calcext:value-type="float">
            <text:p>257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3" calcext:value-type="float">
            <text:p>3805150053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5" calcext:value-type="float">
            <text:p>257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4" calcext:value-type="float">
            <text:p>3805150053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6" calcext:value-type="float">
            <text:p>257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5" calcext:value-type="float">
            <text:p>3805150053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7" calcext:value-type="float">
            <text:p>257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6" calcext:value-type="float">
            <text:p>3805150053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8" calcext:value-type="float">
            <text:p>257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7" calcext:value-type="float">
            <text:p>3805150053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19" calcext:value-type="float">
            <text:p>257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8" calcext:value-type="float">
            <text:p>3805150053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0" calcext:value-type="float">
            <text:p>257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09" calcext:value-type="float">
            <text:p>3805150053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1" calcext:value-type="float">
            <text:p>257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0" calcext:value-type="float">
            <text:p>3805150053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2" calcext:value-type="float">
            <text:p>257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1" calcext:value-type="float">
            <text:p>3805150053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3" calcext:value-type="float">
            <text:p>257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2" calcext:value-type="float">
            <text:p>3805150053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4" calcext:value-type="float">
            <text:p>257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3" calcext:value-type="float">
            <text:p>3805150053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5" calcext:value-type="float">
            <text:p>257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4" calcext:value-type="float">
            <text:p>3805150053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6" calcext:value-type="float">
            <text:p>257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5" calcext:value-type="float">
            <text:p>3805150053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7" calcext:value-type="float">
            <text:p>257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6" calcext:value-type="float">
            <text:p>3805150053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8" calcext:value-type="float">
            <text:p>257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7" calcext:value-type="float">
            <text:p>3805150053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29" calcext:value-type="float">
            <text:p>257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8" calcext:value-type="float">
            <text:p>3805150053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0" calcext:value-type="float">
            <text:p>257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19" calcext:value-type="float">
            <text:p>3805150053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1" calcext:value-type="float">
            <text:p>257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0" calcext:value-type="float">
            <text:p>3805150053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2" calcext:value-type="float">
            <text:p>257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1" calcext:value-type="float">
            <text:p>3805150053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3" calcext:value-type="float">
            <text:p>257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2" calcext:value-type="float">
            <text:p>3805150053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4" calcext:value-type="float">
            <text:p>257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3" calcext:value-type="float">
            <text:p>3805150053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5" calcext:value-type="float">
            <text:p>257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4" calcext:value-type="float">
            <text:p>380515005301024</text:p>
          </table:table-cell>
          <table:table-cell table:style-name="TL_20_Metadata" office:value-type="string" calcext:value-type="string">
            <text:p>38051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6" calcext:value-type="float">
            <text:p>257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5" calcext:value-type="float">
            <text:p>3805150053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7" calcext:value-type="float">
            <text:p>257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6" calcext:value-type="float">
            <text:p>380515005301026</text:p>
          </table:table-cell>
          <table:table-cell table:style-name="TL_20_Metadata" office:value-type="string" calcext:value-type="string">
            <text:p>38051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8" calcext:value-type="float">
            <text:p>257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7" calcext:value-type="float">
            <text:p>3805150053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39" calcext:value-type="float">
            <text:p>257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8" calcext:value-type="float">
            <text:p>3805150053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0" calcext:value-type="float">
            <text:p>257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29" calcext:value-type="float">
            <text:p>3805150053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1" calcext:value-type="float">
            <text:p>257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0" calcext:value-type="float">
            <text:p>3805150053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2" calcext:value-type="float">
            <text:p>257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1" calcext:value-type="float">
            <text:p>3805150053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3" calcext:value-type="float">
            <text:p>257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2" calcext:value-type="float">
            <text:p>3805150053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4" calcext:value-type="float">
            <text:p>257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3" calcext:value-type="float">
            <text:p>3805150053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5" calcext:value-type="float">
            <text:p>257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4" calcext:value-type="float">
            <text:p>3805150053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6" calcext:value-type="float">
            <text:p>257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5" calcext:value-type="float">
            <text:p>3805150053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7" calcext:value-type="float">
            <text:p>257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6" calcext:value-type="float">
            <text:p>3805150053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8" calcext:value-type="float">
            <text:p>257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7" calcext:value-type="float">
            <text:p>3805150053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49" calcext:value-type="float">
            <text:p>257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8" calcext:value-type="float">
            <text:p>3805150053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0" calcext:value-type="float">
            <text:p>257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39" calcext:value-type="float">
            <text:p>3805150053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1" calcext:value-type="float">
            <text:p>257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0" calcext:value-type="float">
            <text:p>3805150053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2" calcext:value-type="float">
            <text:p>257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1" calcext:value-type="float">
            <text:p>3805150053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3" calcext:value-type="float">
            <text:p>257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2" calcext:value-type="float">
            <text:p>3805150053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4" calcext:value-type="float">
            <text:p>257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3" calcext:value-type="float">
            <text:p>3805150053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5" calcext:value-type="float">
            <text:p>257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4" calcext:value-type="float">
            <text:p>3805150053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6" calcext:value-type="float">
            <text:p>257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5" calcext:value-type="float">
            <text:p>3805150053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7" calcext:value-type="float">
            <text:p>257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6" calcext:value-type="float">
            <text:p>3805150053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8" calcext:value-type="float">
            <text:p>257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7" calcext:value-type="float">
            <text:p>3805150053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59" calcext:value-type="float">
            <text:p>257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8" calcext:value-type="float">
            <text:p>3805150053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0" calcext:value-type="float">
            <text:p>257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49" calcext:value-type="float">
            <text:p>3805150053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1" calcext:value-type="float">
            <text:p>257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5005301050" calcext:value-type="float">
            <text:p>3805150053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2" calcext:value-type="float">
            <text:p>257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1" calcext:value-type="float">
            <text:p>380516005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3" calcext:value-type="float">
            <text:p>257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2" calcext:value-type="float">
            <text:p>3805160054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4" calcext:value-type="float">
            <text:p>257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3" calcext:value-type="float">
            <text:p>3805160054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5" calcext:value-type="float">
            <text:p>257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4" calcext:value-type="float">
            <text:p>3805160054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6" calcext:value-type="float">
            <text:p>257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5" calcext:value-type="float">
            <text:p>3805160054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7" calcext:value-type="float">
            <text:p>257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6" calcext:value-type="float">
            <text:p>3805160054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8" calcext:value-type="float">
            <text:p>257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7" calcext:value-type="float">
            <text:p>3805160054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69" calcext:value-type="float">
            <text:p>257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8" calcext:value-type="float">
            <text:p>3805160054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0" calcext:value-type="float">
            <text:p>257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09" calcext:value-type="float">
            <text:p>3805160054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1" calcext:value-type="float">
            <text:p>257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0" calcext:value-type="float">
            <text:p>3805160054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2" calcext:value-type="float">
            <text:p>257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1" calcext:value-type="float">
            <text:p>3805160054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3" calcext:value-type="float">
            <text:p>257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2" calcext:value-type="float">
            <text:p>3805160054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4" calcext:value-type="float">
            <text:p>257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3" calcext:value-type="float">
            <text:p>3805160054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5" calcext:value-type="float">
            <text:p>257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4" calcext:value-type="float">
            <text:p>3805160054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6" calcext:value-type="float">
            <text:p>257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5" calcext:value-type="float">
            <text:p>3805160054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7" calcext:value-type="float">
            <text:p>257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6" calcext:value-type="float">
            <text:p>3805160054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8" calcext:value-type="float">
            <text:p>257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7" calcext:value-type="float">
            <text:p>3805160054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79" calcext:value-type="float">
            <text:p>257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8" calcext:value-type="float">
            <text:p>3805160054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0" calcext:value-type="float">
            <text:p>257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19" calcext:value-type="float">
            <text:p>3805160054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1" calcext:value-type="float">
            <text:p>257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0" calcext:value-type="float">
            <text:p>3805160054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2" calcext:value-type="float">
            <text:p>257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1" calcext:value-type="float">
            <text:p>3805160054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3" calcext:value-type="float">
            <text:p>257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2" calcext:value-type="float">
            <text:p>3805160054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4" calcext:value-type="float">
            <text:p>257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3" calcext:value-type="float">
            <text:p>3805160054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5" calcext:value-type="float">
            <text:p>257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4" calcext:value-type="float">
            <text:p>3805160054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6" calcext:value-type="float">
            <text:p>257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5" calcext:value-type="float">
            <text:p>3805160054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7" calcext:value-type="float">
            <text:p>257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6" calcext:value-type="float">
            <text:p>3805160054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8" calcext:value-type="float">
            <text:p>257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7" calcext:value-type="float">
            <text:p>3805160054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89" calcext:value-type="float">
            <text:p>257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8" calcext:value-type="float">
            <text:p>3805160054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0" calcext:value-type="float">
            <text:p>257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29" calcext:value-type="float">
            <text:p>3805160054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1" calcext:value-type="float">
            <text:p>257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0" calcext:value-type="float">
            <text:p>3805160054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2" calcext:value-type="float">
            <text:p>257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1" calcext:value-type="float">
            <text:p>3805160054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3" calcext:value-type="float">
            <text:p>257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2" calcext:value-type="float">
            <text:p>3805160054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4" calcext:value-type="float">
            <text:p>257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3" calcext:value-type="float">
            <text:p>3805160054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5" calcext:value-type="float">
            <text:p>257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4" calcext:value-type="float">
            <text:p>3805160054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6" calcext:value-type="float">
            <text:p>257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5" calcext:value-type="float">
            <text:p>3805160054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7" calcext:value-type="float">
            <text:p>257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6" calcext:value-type="float">
            <text:p>3805160054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8" calcext:value-type="float">
            <text:p>257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7" calcext:value-type="float">
            <text:p>3805160054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799" calcext:value-type="float">
            <text:p>257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8" calcext:value-type="float">
            <text:p>3805160054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0" calcext:value-type="float">
            <text:p>258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39" calcext:value-type="float">
            <text:p>3805160054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1" calcext:value-type="float">
            <text:p>258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0" calcext:value-type="float">
            <text:p>3805160054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2" calcext:value-type="float">
            <text:p>258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1" calcext:value-type="float">
            <text:p>3805160054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3" calcext:value-type="float">
            <text:p>258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2" calcext:value-type="float">
            <text:p>3805160054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4" calcext:value-type="float">
            <text:p>258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3" calcext:value-type="float">
            <text:p>3805160054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5" calcext:value-type="float">
            <text:p>258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4" calcext:value-type="float">
            <text:p>3805160054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6" calcext:value-type="float">
            <text:p>258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5" calcext:value-type="float">
            <text:p>3805160054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7" calcext:value-type="float">
            <text:p>258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6" calcext:value-type="float">
            <text:p>3805160054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8" calcext:value-type="float">
            <text:p>258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7" calcext:value-type="float">
            <text:p>3805160054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09" calcext:value-type="float">
            <text:p>258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8" calcext:value-type="float">
            <text:p>3805160054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0" calcext:value-type="float">
            <text:p>258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49" calcext:value-type="float">
            <text:p>3805160054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1" calcext:value-type="float">
            <text:p>258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50" calcext:value-type="float">
            <text:p>3805160054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2" calcext:value-type="float">
            <text:p>258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51" calcext:value-type="float">
            <text:p>3805160054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3" calcext:value-type="float">
            <text:p>258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401052" calcext:value-type="float">
            <text:p>3805160054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4" calcext:value-type="float">
            <text:p>258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1" calcext:value-type="float">
            <text:p>3805160055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5" calcext:value-type="float">
            <text:p>258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2" calcext:value-type="float">
            <text:p>3805160055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6" calcext:value-type="float">
            <text:p>258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3" calcext:value-type="float">
            <text:p>3805160055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7" calcext:value-type="float">
            <text:p>258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4" calcext:value-type="float">
            <text:p>3805160055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8" calcext:value-type="float">
            <text:p>258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5" calcext:value-type="float">
            <text:p>3805160055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19" calcext:value-type="float">
            <text:p>258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6" calcext:value-type="float">
            <text:p>3805160055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0" calcext:value-type="float">
            <text:p>258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7" calcext:value-type="float">
            <text:p>3805160055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1" calcext:value-type="float">
            <text:p>258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8" calcext:value-type="float">
            <text:p>3805160055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2" calcext:value-type="float">
            <text:p>258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09" calcext:value-type="float">
            <text:p>3805160055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3" calcext:value-type="float">
            <text:p>258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0" calcext:value-type="float">
            <text:p>3805160055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4" calcext:value-type="float">
            <text:p>258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1" calcext:value-type="float">
            <text:p>3805160055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5" calcext:value-type="float">
            <text:p>258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2" calcext:value-type="float">
            <text:p>3805160055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6" calcext:value-type="float">
            <text:p>258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3" calcext:value-type="float">
            <text:p>3805160055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7" calcext:value-type="float">
            <text:p>258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4" calcext:value-type="float">
            <text:p>3805160055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8" calcext:value-type="float">
            <text:p>258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5" calcext:value-type="float">
            <text:p>3805160055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29" calcext:value-type="float">
            <text:p>258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6" calcext:value-type="float">
            <text:p>3805160055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0" calcext:value-type="float">
            <text:p>258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7" calcext:value-type="float">
            <text:p>3805160055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1" calcext:value-type="float">
            <text:p>258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8" calcext:value-type="float">
            <text:p>3805160055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2" calcext:value-type="float">
            <text:p>258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19" calcext:value-type="float">
            <text:p>3805160055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3" calcext:value-type="float">
            <text:p>258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0" calcext:value-type="float">
            <text:p>3805160055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4" calcext:value-type="float">
            <text:p>258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1" calcext:value-type="float">
            <text:p>3805160055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5" calcext:value-type="float">
            <text:p>258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2" calcext:value-type="float">
            <text:p>3805160055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6" calcext:value-type="float">
            <text:p>258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3" calcext:value-type="float">
            <text:p>3805160055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7" calcext:value-type="float">
            <text:p>258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4" calcext:value-type="float">
            <text:p>3805160055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8" calcext:value-type="float">
            <text:p>258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5" calcext:value-type="float">
            <text:p>3805160055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39" calcext:value-type="float">
            <text:p>258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6" calcext:value-type="float">
            <text:p>3805160055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0" calcext:value-type="float">
            <text:p>258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7" calcext:value-type="float">
            <text:p>3805160055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1" calcext:value-type="float">
            <text:p>258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8" calcext:value-type="float">
            <text:p>3805160055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2" calcext:value-type="float">
            <text:p>258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29" calcext:value-type="float">
            <text:p>3805160055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3" calcext:value-type="float">
            <text:p>258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0" calcext:value-type="float">
            <text:p>3805160055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4" calcext:value-type="float">
            <text:p>258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1" calcext:value-type="float">
            <text:p>3805160055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5" calcext:value-type="float">
            <text:p>258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2" calcext:value-type="float">
            <text:p>3805160055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6" calcext:value-type="float">
            <text:p>258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3" calcext:value-type="float">
            <text:p>3805160055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7" calcext:value-type="float">
            <text:p>258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4" calcext:value-type="float">
            <text:p>3805160055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8" calcext:value-type="float">
            <text:p>258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5" calcext:value-type="float">
            <text:p>3805160055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49" calcext:value-type="float">
            <text:p>258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6" calcext:value-type="float">
            <text:p>3805160055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0" calcext:value-type="float">
            <text:p>258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7" calcext:value-type="float">
            <text:p>3805160055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1" calcext:value-type="float">
            <text:p>258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6005501038" calcext:value-type="float">
            <text:p>3805160055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2" calcext:value-type="float">
            <text:p>258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1" calcext:value-type="float">
            <text:p>380517005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3" calcext:value-type="float">
            <text:p>258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2" calcext:value-type="float">
            <text:p>3805170056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4" calcext:value-type="float">
            <text:p>258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3" calcext:value-type="float">
            <text:p>3805170056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5" calcext:value-type="float">
            <text:p>258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4" calcext:value-type="float">
            <text:p>3805170056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6" calcext:value-type="float">
            <text:p>258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5" calcext:value-type="float">
            <text:p>3805170056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7" calcext:value-type="float">
            <text:p>258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6" calcext:value-type="float">
            <text:p>3805170056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8" calcext:value-type="float">
            <text:p>258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7" calcext:value-type="float">
            <text:p>3805170056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59" calcext:value-type="float">
            <text:p>258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8" calcext:value-type="float">
            <text:p>3805170056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0" calcext:value-type="float">
            <text:p>258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09" calcext:value-type="float">
            <text:p>3805170056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1" calcext:value-type="float">
            <text:p>258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0" calcext:value-type="float">
            <text:p>3805170056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2" calcext:value-type="float">
            <text:p>258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1" calcext:value-type="float">
            <text:p>3805170056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3" calcext:value-type="float">
            <text:p>258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2" calcext:value-type="float">
            <text:p>3805170056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4" calcext:value-type="float">
            <text:p>258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3" calcext:value-type="float">
            <text:p>3805170056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5" calcext:value-type="float">
            <text:p>258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4" calcext:value-type="float">
            <text:p>3805170056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6" calcext:value-type="float">
            <text:p>258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5" calcext:value-type="float">
            <text:p>3805170056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7" calcext:value-type="float">
            <text:p>258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6" calcext:value-type="float">
            <text:p>3805170056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8" calcext:value-type="float">
            <text:p>258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7" calcext:value-type="float">
            <text:p>3805170056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69" calcext:value-type="float">
            <text:p>258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8" calcext:value-type="float">
            <text:p>3805170056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0" calcext:value-type="float">
            <text:p>258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19" calcext:value-type="float">
            <text:p>3805170056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1" calcext:value-type="float">
            <text:p>258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0" calcext:value-type="float">
            <text:p>3805170056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2" calcext:value-type="float">
            <text:p>258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1" calcext:value-type="float">
            <text:p>3805170056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3" calcext:value-type="float">
            <text:p>258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2" calcext:value-type="float">
            <text:p>3805170056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4" calcext:value-type="float">
            <text:p>258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3" calcext:value-type="float">
            <text:p>3805170056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5" calcext:value-type="float">
            <text:p>258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4" calcext:value-type="float">
            <text:p>3805170056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6" calcext:value-type="float">
            <text:p>258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5" calcext:value-type="float">
            <text:p>3805170056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7" calcext:value-type="float">
            <text:p>258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6" calcext:value-type="float">
            <text:p>3805170056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8" calcext:value-type="float">
            <text:p>258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7" calcext:value-type="float">
            <text:p>3805170056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79" calcext:value-type="float">
            <text:p>258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8" calcext:value-type="float">
            <text:p>3805170056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0" calcext:value-type="float">
            <text:p>258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29" calcext:value-type="float">
            <text:p>3805170056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1" calcext:value-type="float">
            <text:p>258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0" calcext:value-type="float">
            <text:p>3805170056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2" calcext:value-type="float">
            <text:p>258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1" calcext:value-type="float">
            <text:p>3805170056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3" calcext:value-type="float">
            <text:p>258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2" calcext:value-type="float">
            <text:p>3805170056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4" calcext:value-type="float">
            <text:p>258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3" calcext:value-type="float">
            <text:p>3805170056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5" calcext:value-type="float">
            <text:p>258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4" calcext:value-type="float">
            <text:p>3805170056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6" calcext:value-type="float">
            <text:p>258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5" calcext:value-type="float">
            <text:p>3805170056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7" calcext:value-type="float">
            <text:p>258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6" calcext:value-type="float">
            <text:p>3805170056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8" calcext:value-type="float">
            <text:p>258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7" calcext:value-type="float">
            <text:p>3805170056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89" calcext:value-type="float">
            <text:p>258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8" calcext:value-type="float">
            <text:p>3805170056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0" calcext:value-type="float">
            <text:p>258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39" calcext:value-type="float">
            <text:p>3805170056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1" calcext:value-type="float">
            <text:p>258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0" calcext:value-type="float">
            <text:p>3805170056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2" calcext:value-type="float">
            <text:p>258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1" calcext:value-type="float">
            <text:p>3805170056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3" calcext:value-type="float">
            <text:p>258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2" calcext:value-type="float">
            <text:p>3805170056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4" calcext:value-type="float">
            <text:p>258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3" calcext:value-type="float">
            <text:p>3805170056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5" calcext:value-type="float">
            <text:p>258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4" calcext:value-type="float">
            <text:p>3805170056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6" calcext:value-type="float">
            <text:p>258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5" calcext:value-type="float">
            <text:p>3805170056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7" calcext:value-type="float">
            <text:p>258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6" calcext:value-type="float">
            <text:p>3805170056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8" calcext:value-type="float">
            <text:p>258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7" calcext:value-type="float">
            <text:p>3805170056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899" calcext:value-type="float">
            <text:p>258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8" calcext:value-type="float">
            <text:p>3805170056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0" calcext:value-type="float">
            <text:p>259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49" calcext:value-type="float">
            <text:p>380517005601049</text:p>
          </table:table-cell>
          <table:table-cell table:style-name="TL_20_Metadata" office:value-type="string" calcext:value-type="string">
            <text:p>3805170056010491 <text:s/>Hieronder twee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1" calcext:value-type="float">
            <text:p>259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50" calcext:value-type="float">
            <text:p>3805170056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2" calcext:value-type="float">
            <text:p>259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51" calcext:value-type="float">
            <text:p>3805170056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3" calcext:value-type="float">
            <text:p>259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52" calcext:value-type="float">
            <text:p>3805170056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4" calcext:value-type="float">
            <text:p>259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601053" calcext:value-type="float">
            <text:p>3805170056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5" calcext:value-type="float">
            <text:p>259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1" calcext:value-type="float">
            <text:p>3805170057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6" calcext:value-type="float">
            <text:p>259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2" calcext:value-type="float">
            <text:p>3805170057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7" calcext:value-type="float">
            <text:p>259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3" calcext:value-type="float">
            <text:p>3805170057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8" calcext:value-type="float">
            <text:p>259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4" calcext:value-type="float">
            <text:p>3805170057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09" calcext:value-type="float">
            <text:p>259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5" calcext:value-type="float">
            <text:p>3805170057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0" calcext:value-type="float">
            <text:p>259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6" calcext:value-type="float">
            <text:p>3805170057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1" calcext:value-type="float">
            <text:p>259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7" calcext:value-type="float">
            <text:p>3805170057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2" calcext:value-type="float">
            <text:p>259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8" calcext:value-type="float">
            <text:p>3805170057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3" calcext:value-type="float">
            <text:p>259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09" calcext:value-type="float">
            <text:p>3805170057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4" calcext:value-type="float">
            <text:p>259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0" calcext:value-type="float">
            <text:p>3805170057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5" calcext:value-type="float">
            <text:p>259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1" calcext:value-type="float">
            <text:p>3805170057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6" calcext:value-type="float">
            <text:p>259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2" calcext:value-type="float">
            <text:p>3805170057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7" calcext:value-type="float">
            <text:p>259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3" calcext:value-type="float">
            <text:p>3805170057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8" calcext:value-type="float">
            <text:p>259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4" calcext:value-type="float">
            <text:p>3805170057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19" calcext:value-type="float">
            <text:p>259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5" calcext:value-type="float">
            <text:p>3805170057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0" calcext:value-type="float">
            <text:p>259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6" calcext:value-type="float">
            <text:p>3805170057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1" calcext:value-type="float">
            <text:p>259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7" calcext:value-type="float">
            <text:p>3805170057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2" calcext:value-type="float">
            <text:p>259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8" calcext:value-type="float">
            <text:p>3805170057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3" calcext:value-type="float">
            <text:p>259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19" calcext:value-type="float">
            <text:p>3805170057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4" calcext:value-type="float">
            <text:p>259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0" calcext:value-type="float">
            <text:p>3805170057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5" calcext:value-type="float">
            <text:p>259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1" calcext:value-type="float">
            <text:p>3805170057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6" calcext:value-type="float">
            <text:p>259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2" calcext:value-type="float">
            <text:p>3805170057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7" calcext:value-type="float">
            <text:p>259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3" calcext:value-type="float">
            <text:p>3805170057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8" calcext:value-type="float">
            <text:p>259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4" calcext:value-type="float">
            <text:p>3805170057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29" calcext:value-type="float">
            <text:p>259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5" calcext:value-type="float">
            <text:p>3805170057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0" calcext:value-type="float">
            <text:p>259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6" calcext:value-type="float">
            <text:p>3805170057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1" calcext:value-type="float">
            <text:p>259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7" calcext:value-type="float">
            <text:p>3805170057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2" calcext:value-type="float">
            <text:p>259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8" calcext:value-type="float">
            <text:p>3805170057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3" calcext:value-type="float">
            <text:p>259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29" calcext:value-type="float">
            <text:p>3805170057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4" calcext:value-type="float">
            <text:p>259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0" calcext:value-type="float">
            <text:p>3805170057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5" calcext:value-type="float">
            <text:p>259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1" calcext:value-type="float">
            <text:p>3805170057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6" calcext:value-type="float">
            <text:p>259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2" calcext:value-type="float">
            <text:p>3805170057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7" calcext:value-type="float">
            <text:p>259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3" calcext:value-type="float">
            <text:p>3805170057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8" calcext:value-type="float">
            <text:p>259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4" calcext:value-type="float">
            <text:p>3805170057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39" calcext:value-type="float">
            <text:p>259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5" calcext:value-type="float">
            <text:p>3805170057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0" calcext:value-type="float">
            <text:p>259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6" calcext:value-type="float">
            <text:p>3805170057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1" calcext:value-type="float">
            <text:p>259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7" calcext:value-type="float">
            <text:p>3805170057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2" calcext:value-type="float">
            <text:p>259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8" calcext:value-type="float">
            <text:p>3805170057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3" calcext:value-type="float">
            <text:p>259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39" calcext:value-type="float">
            <text:p>3805170057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4" calcext:value-type="float">
            <text:p>259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0" calcext:value-type="float">
            <text:p>3805170057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5" calcext:value-type="float">
            <text:p>259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1" calcext:value-type="float">
            <text:p>3805170057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6" calcext:value-type="float">
            <text:p>259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2" calcext:value-type="float">
            <text:p>3805170057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7" calcext:value-type="float">
            <text:p>259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3" calcext:value-type="float">
            <text:p>3805170057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8" calcext:value-type="float">
            <text:p>259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4" calcext:value-type="float">
            <text:p>3805170057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49" calcext:value-type="float">
            <text:p>259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5" calcext:value-type="float">
            <text:p>3805170057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0" calcext:value-type="float">
            <text:p>259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6" calcext:value-type="float">
            <text:p>3805170057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1" calcext:value-type="float">
            <text:p>259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7" calcext:value-type="float">
            <text:p>3805170057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2" calcext:value-type="float">
            <text:p>259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8" calcext:value-type="float">
            <text:p>3805170057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3" calcext:value-type="float">
            <text:p>259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49" calcext:value-type="float">
            <text:p>3805170057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4" calcext:value-type="float">
            <text:p>259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50" calcext:value-type="float">
            <text:p>3805170057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5" calcext:value-type="float">
            <text:p>259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7005701051" calcext:value-type="float">
            <text:p>3805170057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6" calcext:value-type="float">
            <text:p>259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1" calcext:value-type="float">
            <text:p>380518005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7" calcext:value-type="float">
            <text:p>259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2" calcext:value-type="float">
            <text:p>3805180058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8" calcext:value-type="float">
            <text:p>259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3" calcext:value-type="float">
            <text:p>3805180058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59" calcext:value-type="float">
            <text:p>259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4" calcext:value-type="float">
            <text:p>3805180058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0" calcext:value-type="float">
            <text:p>259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5" calcext:value-type="float">
            <text:p>3805180058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1" calcext:value-type="float">
            <text:p>259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6" calcext:value-type="float">
            <text:p>3805180058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2" calcext:value-type="float">
            <text:p>259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7" calcext:value-type="float">
            <text:p>3805180058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3" calcext:value-type="float">
            <text:p>259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8" calcext:value-type="float">
            <text:p>3805180058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4" calcext:value-type="float">
            <text:p>259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09" calcext:value-type="float">
            <text:p>3805180058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5" calcext:value-type="float">
            <text:p>259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0" calcext:value-type="float">
            <text:p>3805180058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6" calcext:value-type="float">
            <text:p>259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1" calcext:value-type="float">
            <text:p>3805180058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7" calcext:value-type="float">
            <text:p>259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2" calcext:value-type="float">
            <text:p>3805180058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8" calcext:value-type="float">
            <text:p>259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3" calcext:value-type="float">
            <text:p>3805180058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69" calcext:value-type="float">
            <text:p>259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4" calcext:value-type="float">
            <text:p>3805180058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0" calcext:value-type="float">
            <text:p>259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5" calcext:value-type="float">
            <text:p>3805180058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1" calcext:value-type="float">
            <text:p>259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6" calcext:value-type="float">
            <text:p>3805180058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2" calcext:value-type="float">
            <text:p>259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7" calcext:value-type="float">
            <text:p>3805180058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3" calcext:value-type="float">
            <text:p>259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8" calcext:value-type="float">
            <text:p>3805180058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4" calcext:value-type="float">
            <text:p>259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19" calcext:value-type="float">
            <text:p>3805180058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5" calcext:value-type="float">
            <text:p>259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0" calcext:value-type="float">
            <text:p>3805180058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6" calcext:value-type="float">
            <text:p>259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1" calcext:value-type="float">
            <text:p>3805180058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7" calcext:value-type="float">
            <text:p>259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2" calcext:value-type="float">
            <text:p>3805180058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8" calcext:value-type="float">
            <text:p>259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3" calcext:value-type="float">
            <text:p>3805180058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79" calcext:value-type="float">
            <text:p>259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4" calcext:value-type="float">
            <text:p>3805180058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0" calcext:value-type="float">
            <text:p>259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5" calcext:value-type="float">
            <text:p>3805180058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1" calcext:value-type="float">
            <text:p>259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6" calcext:value-type="float">
            <text:p>3805180058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2" calcext:value-type="float">
            <text:p>259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7" calcext:value-type="float">
            <text:p>3805180058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3" calcext:value-type="float">
            <text:p>259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8" calcext:value-type="float">
            <text:p>3805180058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4" calcext:value-type="float">
            <text:p>259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29" calcext:value-type="float">
            <text:p>3805180058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5" calcext:value-type="float">
            <text:p>259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0" calcext:value-type="float">
            <text:p>3805180058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6" calcext:value-type="float">
            <text:p>259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1" calcext:value-type="float">
            <text:p>3805180058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7" calcext:value-type="float">
            <text:p>259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2" calcext:value-type="float">
            <text:p>3805180058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8" calcext:value-type="float">
            <text:p>259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3" calcext:value-type="float">
            <text:p>3805180058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89" calcext:value-type="float">
            <text:p>259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4" calcext:value-type="float">
            <text:p>3805180058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0" calcext:value-type="float">
            <text:p>259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5" calcext:value-type="float">
            <text:p>3805180058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1" calcext:value-type="float">
            <text:p>259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6" calcext:value-type="float">
            <text:p>3805180058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2" calcext:value-type="float">
            <text:p>259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7" calcext:value-type="float">
            <text:p>3805180058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3" calcext:value-type="float">
            <text:p>259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8" calcext:value-type="float">
            <text:p>3805180058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4" calcext:value-type="float">
            <text:p>259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39" calcext:value-type="float">
            <text:p>3805180058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5" calcext:value-type="float">
            <text:p>259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0" calcext:value-type="float">
            <text:p>3805180058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6" calcext:value-type="float">
            <text:p>259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1" calcext:value-type="float">
            <text:p>3805180058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7" calcext:value-type="float">
            <text:p>259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2" calcext:value-type="float">
            <text:p>3805180058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8" calcext:value-type="float">
            <text:p>259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3" calcext:value-type="float">
            <text:p>3805180058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5999" calcext:value-type="float">
            <text:p>259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4" calcext:value-type="float">
            <text:p>3805180058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0" calcext:value-type="float">
            <text:p>260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5" calcext:value-type="float">
            <text:p>3805180058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1" calcext:value-type="float">
            <text:p>260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6" calcext:value-type="float">
            <text:p>3805180058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2" calcext:value-type="float">
            <text:p>260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7" calcext:value-type="float">
            <text:p>3805180058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3" calcext:value-type="float">
            <text:p>260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8" calcext:value-type="float">
            <text:p>3805180058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4" calcext:value-type="float">
            <text:p>260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49" calcext:value-type="float">
            <text:p>3805180058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5" calcext:value-type="float">
            <text:p>260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50" calcext:value-type="float">
            <text:p>3805180058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6" calcext:value-type="float">
            <text:p>260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51" calcext:value-type="float">
            <text:p>3805180058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7" calcext:value-type="float">
            <text:p>260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52" calcext:value-type="float">
            <text:p>3805180058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8" calcext:value-type="float">
            <text:p>260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801053" calcext:value-type="float">
            <text:p>38051800580105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09" calcext:value-type="float">
            <text:p>260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1" calcext:value-type="float">
            <text:p>380518005901001</text:p>
          </table:table-cell>
          <table:table-cell table:style-name="TL_20_Metadata" office:value-type="string" calcext:value-type="string">
            <text:p>3805180059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0" calcext:value-type="float">
            <text:p>260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2" calcext:value-type="float">
            <text:p>3805180059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1" calcext:value-type="float">
            <text:p>260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3" calcext:value-type="float">
            <text:p>3805180059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2" calcext:value-type="float">
            <text:p>260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4" calcext:value-type="float">
            <text:p>3805180059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3" calcext:value-type="float">
            <text:p>260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5" calcext:value-type="float">
            <text:p>3805180059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4" calcext:value-type="float">
            <text:p>260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6" calcext:value-type="float">
            <text:p>3805180059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5" calcext:value-type="float">
            <text:p>260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7" calcext:value-type="float">
            <text:p>3805180059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6" calcext:value-type="float">
            <text:p>260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8" calcext:value-type="float">
            <text:p>3805180059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7" calcext:value-type="float">
            <text:p>260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09" calcext:value-type="float">
            <text:p>3805180059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8" calcext:value-type="float">
            <text:p>260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0" calcext:value-type="float">
            <text:p>3805180059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19" calcext:value-type="float">
            <text:p>260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1" calcext:value-type="float">
            <text:p>3805180059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0" calcext:value-type="float">
            <text:p>260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2" calcext:value-type="float">
            <text:p>3805180059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1" calcext:value-type="float">
            <text:p>260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3" calcext:value-type="float">
            <text:p>3805180059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2" calcext:value-type="float">
            <text:p>260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4" calcext:value-type="float">
            <text:p>3805180059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3" calcext:value-type="float">
            <text:p>260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5" calcext:value-type="float">
            <text:p>3805180059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4" calcext:value-type="float">
            <text:p>260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6" calcext:value-type="float">
            <text:p>3805180059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5" calcext:value-type="float">
            <text:p>260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7" calcext:value-type="float">
            <text:p>3805180059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6" calcext:value-type="float">
            <text:p>260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8" calcext:value-type="float">
            <text:p>3805180059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7" calcext:value-type="float">
            <text:p>260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19" calcext:value-type="float">
            <text:p>3805180059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8" calcext:value-type="float">
            <text:p>260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0" calcext:value-type="float">
            <text:p>3805180059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29" calcext:value-type="float">
            <text:p>260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1" calcext:value-type="float">
            <text:p>3805180059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0" calcext:value-type="float">
            <text:p>260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2" calcext:value-type="float">
            <text:p>3805180059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1" calcext:value-type="float">
            <text:p>260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3" calcext:value-type="float">
            <text:p>3805180059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2" calcext:value-type="float">
            <text:p>260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4" calcext:value-type="float">
            <text:p>380518005901024</text:p>
          </table:table-cell>
          <table:table-cell table:style-name="TL_20_Metadata" office:value-type="string" calcext:value-type="string">
            <text:p>38051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3" calcext:value-type="float">
            <text:p>260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5" calcext:value-type="float">
            <text:p>3805180059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4" calcext:value-type="float">
            <text:p>260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6" calcext:value-type="float">
            <text:p>380518005901026</text:p>
          </table:table-cell>
          <table:table-cell table:style-name="TL_20_Metadata" office:value-type="string" calcext:value-type="string">
            <text:p>38051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5" calcext:value-type="float">
            <text:p>260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7" calcext:value-type="float">
            <text:p>3805180059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6" calcext:value-type="float">
            <text:p>260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8" calcext:value-type="float">
            <text:p>3805180059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7" calcext:value-type="float">
            <text:p>260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29" calcext:value-type="float">
            <text:p>3805180059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8" calcext:value-type="float">
            <text:p>260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0" calcext:value-type="float">
            <text:p>3805180059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39" calcext:value-type="float">
            <text:p>260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1" calcext:value-type="float">
            <text:p>3805180059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0" calcext:value-type="float">
            <text:p>260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2" calcext:value-type="float">
            <text:p>3805180059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1" calcext:value-type="float">
            <text:p>260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3" calcext:value-type="float">
            <text:p>3805180059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2" calcext:value-type="float">
            <text:p>260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4" calcext:value-type="float">
            <text:p>3805180059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3" calcext:value-type="float">
            <text:p>260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5" calcext:value-type="float">
            <text:p>3805180059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4" calcext:value-type="float">
            <text:p>260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6" calcext:value-type="float">
            <text:p>3805180059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5" calcext:value-type="float">
            <text:p>260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7" calcext:value-type="float">
            <text:p>3805180059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6" calcext:value-type="float">
            <text:p>260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8" calcext:value-type="float">
            <text:p>3805180059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7" calcext:value-type="float">
            <text:p>260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39" calcext:value-type="float">
            <text:p>3805180059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8" calcext:value-type="float">
            <text:p>260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0" calcext:value-type="float">
            <text:p>3805180059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49" calcext:value-type="float">
            <text:p>2604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1" calcext:value-type="float">
            <text:p>3805180059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0" calcext:value-type="float">
            <text:p>2605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2" calcext:value-type="float">
            <text:p>3805180059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1" calcext:value-type="float">
            <text:p>2605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3" calcext:value-type="float">
            <text:p>3805180059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2" calcext:value-type="float">
            <text:p>2605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4" calcext:value-type="float">
            <text:p>3805180059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3" calcext:value-type="float">
            <text:p>2605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5" calcext:value-type="float">
            <text:p>3805180059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4" calcext:value-type="float">
            <text:p>2605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6" calcext:value-type="float">
            <text:p>3805180059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5" calcext:value-type="float">
            <text:p>2605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7" calcext:value-type="float">
            <text:p>3805180059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6" calcext:value-type="float">
            <text:p>2605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8" calcext:value-type="float">
            <text:p>3805180059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7" calcext:value-type="float">
            <text:p>2605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49" calcext:value-type="float">
            <text:p>3805180059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8" calcext:value-type="float">
            <text:p>2605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8005901050" calcext:value-type="float">
            <text:p>3805180059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59" calcext:value-type="float">
            <text:p>2605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1" calcext:value-type="float">
            <text:p>380519006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0" calcext:value-type="float">
            <text:p>2606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2" calcext:value-type="float">
            <text:p>3805190060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1" calcext:value-type="float">
            <text:p>2606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3" calcext:value-type="float">
            <text:p>3805190060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2" calcext:value-type="float">
            <text:p>2606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4" calcext:value-type="float">
            <text:p>3805190060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3" calcext:value-type="float">
            <text:p>2606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5" calcext:value-type="float">
            <text:p>3805190060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4" calcext:value-type="float">
            <text:p>2606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6" calcext:value-type="float">
            <text:p>3805190060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5" calcext:value-type="float">
            <text:p>2606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7" calcext:value-type="float">
            <text:p>3805190060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6" calcext:value-type="float">
            <text:p>2606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8" calcext:value-type="float">
            <text:p>3805190060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7" calcext:value-type="float">
            <text:p>2606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09" calcext:value-type="float">
            <text:p>3805190060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8" calcext:value-type="float">
            <text:p>2606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0" calcext:value-type="float">
            <text:p>3805190060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69" calcext:value-type="float">
            <text:p>2606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1" calcext:value-type="float">
            <text:p>3805190060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0" calcext:value-type="float">
            <text:p>2607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2" calcext:value-type="float">
            <text:p>3805190060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1" calcext:value-type="float">
            <text:p>2607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3" calcext:value-type="float">
            <text:p>3805190060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2" calcext:value-type="float">
            <text:p>2607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4" calcext:value-type="float">
            <text:p>3805190060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3" calcext:value-type="float">
            <text:p>2607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5" calcext:value-type="float">
            <text:p>3805190060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4" calcext:value-type="float">
            <text:p>2607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6" calcext:value-type="float">
            <text:p>3805190060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5" calcext:value-type="float">
            <text:p>2607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7" calcext:value-type="float">
            <text:p>3805190060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6" calcext:value-type="float">
            <text:p>2607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8" calcext:value-type="float">
            <text:p>3805190060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7" calcext:value-type="float">
            <text:p>2607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19" calcext:value-type="float">
            <text:p>3805190060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8" calcext:value-type="float">
            <text:p>2607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0" calcext:value-type="float">
            <text:p>3805190060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79" calcext:value-type="float">
            <text:p>2607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1" calcext:value-type="float">
            <text:p>3805190060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0" calcext:value-type="float">
            <text:p>2608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2" calcext:value-type="float">
            <text:p>3805190060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1" calcext:value-type="float">
            <text:p>2608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3" calcext:value-type="float">
            <text:p>3805190060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2" calcext:value-type="float">
            <text:p>2608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4" calcext:value-type="float">
            <text:p>3805190060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3" calcext:value-type="float">
            <text:p>2608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5" calcext:value-type="float">
            <text:p>3805190060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4" calcext:value-type="float">
            <text:p>2608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6" calcext:value-type="float">
            <text:p>3805190060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5" calcext:value-type="float">
            <text:p>2608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7" calcext:value-type="float">
            <text:p>3805190060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6" calcext:value-type="float">
            <text:p>2608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8" calcext:value-type="float">
            <text:p>3805190060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7" calcext:value-type="float">
            <text:p>2608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29" calcext:value-type="float">
            <text:p>3805190060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8" calcext:value-type="float">
            <text:p>2608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0" calcext:value-type="float">
            <text:p>3805190060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89" calcext:value-type="float">
            <text:p>2608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1" calcext:value-type="float">
            <text:p>3805190060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0" calcext:value-type="float">
            <text:p>2609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2" calcext:value-type="float">
            <text:p>3805190060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1" calcext:value-type="float">
            <text:p>2609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3" calcext:value-type="float">
            <text:p>3805190060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2" calcext:value-type="float">
            <text:p>2609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4" calcext:value-type="float">
            <text:p>3805190060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3" calcext:value-type="float">
            <text:p>2609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5" calcext:value-type="float">
            <text:p>3805190060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4" calcext:value-type="float">
            <text:p>2609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6" calcext:value-type="float">
            <text:p>3805190060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5" calcext:value-type="float">
            <text:p>2609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7" calcext:value-type="float">
            <text:p>3805190060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6" calcext:value-type="float">
            <text:p>2609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8" calcext:value-type="float">
            <text:p>3805190060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7" calcext:value-type="float">
            <text:p>2609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39" calcext:value-type="float">
            <text:p>38051900600103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8" calcext:value-type="float">
            <text:p>2609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0" calcext:value-type="float">
            <text:p>38051900600104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099" calcext:value-type="float">
            <text:p>2609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1" calcext:value-type="float">
            <text:p>38051900600104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0" calcext:value-type="float">
            <text:p>2610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2" calcext:value-type="float">
            <text:p>38051900600104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1" calcext:value-type="float">
            <text:p>2610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3" calcext:value-type="float">
            <text:p>38051900600104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2" calcext:value-type="float">
            <text:p>2610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4" calcext:value-type="float">
            <text:p>38051900600104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3" calcext:value-type="float">
            <text:p>2610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5" calcext:value-type="float">
            <text:p>38051900600104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4" calcext:value-type="float">
            <text:p>2610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6" calcext:value-type="float">
            <text:p>38051900600104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5" calcext:value-type="float">
            <text:p>2610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7" calcext:value-type="float">
            <text:p>38051900600104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6" calcext:value-type="float">
            <text:p>2610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8" calcext:value-type="float">
            <text:p>38051900600104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7" calcext:value-type="float">
            <text:p>2610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49" calcext:value-type="float">
            <text:p>38051900600104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8" calcext:value-type="float">
            <text:p>2610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50" calcext:value-type="float">
            <text:p>38051900600105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09" calcext:value-type="float">
            <text:p>2610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51" calcext:value-type="float">
            <text:p>38051900600105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0" calcext:value-type="float">
            <text:p>2611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001052" calcext:value-type="float">
            <text:p>38051900600105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1" calcext:value-type="float">
            <text:p>2611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1" calcext:value-type="float">
            <text:p>3805190061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2" calcext:value-type="float">
            <text:p>2611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2" calcext:value-type="float">
            <text:p>38051900610100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3" calcext:value-type="float">
            <text:p>2611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3" calcext:value-type="float">
            <text:p>38051900610100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4" calcext:value-type="float">
            <text:p>2611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4" calcext:value-type="float">
            <text:p>38051900610100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5" calcext:value-type="float">
            <text:p>2611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5" calcext:value-type="float">
            <text:p>38051900610100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6" calcext:value-type="float">
            <text:p>2611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6" calcext:value-type="float">
            <text:p>38051900610100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7" calcext:value-type="float">
            <text:p>2611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7" calcext:value-type="float">
            <text:p>38051900610100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8" calcext:value-type="float">
            <text:p>2611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8" calcext:value-type="float">
            <text:p>38051900610100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19" calcext:value-type="float">
            <text:p>2611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09" calcext:value-type="float">
            <text:p>38051900610100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0" calcext:value-type="float">
            <text:p>2612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0" calcext:value-type="float">
            <text:p>38051900610101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1" calcext:value-type="float">
            <text:p>2612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1" calcext:value-type="float">
            <text:p>38051900610101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2" calcext:value-type="float">
            <text:p>2612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2" calcext:value-type="float">
            <text:p>38051900610101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3" calcext:value-type="float">
            <text:p>2612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3" calcext:value-type="float">
            <text:p>38051900610101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4" calcext:value-type="float">
            <text:p>2612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4" calcext:value-type="float">
            <text:p>38051900610101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5" calcext:value-type="float">
            <text:p>2612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5" calcext:value-type="float">
            <text:p>38051900610101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6" calcext:value-type="float">
            <text:p>2612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6" calcext:value-type="float">
            <text:p>38051900610101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7" calcext:value-type="float">
            <text:p>2612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7" calcext:value-type="float">
            <text:p>38051900610101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8" calcext:value-type="float">
            <text:p>2612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8" calcext:value-type="float">
            <text:p>38051900610101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29" calcext:value-type="float">
            <text:p>2612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19" calcext:value-type="float">
            <text:p>38051900610101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0" calcext:value-type="float">
            <text:p>2613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0" calcext:value-type="float">
            <text:p>38051900610102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1" calcext:value-type="float">
            <text:p>2613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1" calcext:value-type="float">
            <text:p>38051900610102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2" calcext:value-type="float">
            <text:p>2613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2" calcext:value-type="float">
            <text:p>38051900610102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3" calcext:value-type="float">
            <text:p>2613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3" calcext:value-type="float">
            <text:p>38051900610102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4" calcext:value-type="float">
            <text:p>2613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4" calcext:value-type="float">
            <text:p>38051900610102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5" calcext:value-type="float">
            <text:p>2613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5" calcext:value-type="float">
            <text:p>38051900610102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6" calcext:value-type="float">
            <text:p>2613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6" calcext:value-type="float">
            <text:p>38051900610102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7" calcext:value-type="float">
            <text:p>2613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7" calcext:value-type="float">
            <text:p>38051900610102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8" calcext:value-type="float">
            <text:p>2613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8" calcext:value-type="float">
            <text:p>38051900610102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39" calcext:value-type="float">
            <text:p>26139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29" calcext:value-type="float">
            <text:p>380519006101029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0" calcext:value-type="float">
            <text:p>26140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0" calcext:value-type="float">
            <text:p>380519006101030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1" calcext:value-type="float">
            <text:p>26141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1" calcext:value-type="float">
            <text:p>38051900610103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2" calcext:value-type="float">
            <text:p>26142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2" calcext:value-type="float">
            <text:p>380519006101032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3" calcext:value-type="float">
            <text:p>26143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3" calcext:value-type="float">
            <text:p>380519006101033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4" calcext:value-type="float">
            <text:p>26144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4" calcext:value-type="float">
            <text:p>380519006101034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5" calcext:value-type="float">
            <text:p>26145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5" calcext:value-type="float">
            <text:p>380519006101035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6" calcext:value-type="float">
            <text:p>26146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6" calcext:value-type="float">
            <text:p>380519006101036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7" calcext:value-type="float">
            <text:p>26147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7" calcext:value-type="float">
            <text:p>380519006101037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2" office:value-type="float" office:value="26148" calcext:value-type="float">
            <text:p>26148</text:p>
          </table:table-cell>
          <table:table-cell table:style-name="ce6" office:value-type="string" calcext:value-type="string">
            <text:p>Ut-4edl</text:p>
          </table:table-cell>
          <table:table-cell table:style-name="ce43" office:value-type="float" office:value="380519006101038" calcext:value-type="float">
            <text:p>380519006101038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79">
          <table:table-cell table:style-name="ce42"/>
          <table:table-cell table:style-name="TL_20_Metadata"/>
          <table:table-cell table:style-name="ce43"/>
          <table:table-cell table:number-columns-repeated="1021"/>
        </table:table-row>
        <table:table-row table:style-name="ro5" table:number-rows-repeated="1047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09.559546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7:25</meta:creation-date>
    <dc:creator>Helpdesk</dc:creator>
    <dc:date>2004-12-20T18:27:21</dc:date>
    <meta:generator>LibreOffice/4.2.8.2$Linux_X86_64 LibreOffice_project/420m0$Build-2</meta:generator>
    <meta:document-statistic meta:table-count="2" meta:cell-count="11341" meta:object-count="0"/>
  </office:meta>
</office:document-meta>
</file>